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ole-draw-aspect="1" style:protect="size"/>
    </style:style>
    <style:style style:name="gr3" style:family="graphic" style:parent-style-name="standard">
      <style:graphic-properties draw:stroke="none" draw:fill="none" fo:min-height="3.611cm"/>
    </style:style>
    <style:style style:name="gr4" style:family="graphic" style:parent-style-name="Object_20_with_20_no_20_fill_20_and_20_no_20_line">
      <style:graphic-properties draw:textarea-vertical-align="middle" draw:ole-draw-aspect="1" style:protect="size"/>
    </style:style>
    <style:style style:name="pr1" style:family="presentation" style:parent-style-name="Default-title">
      <style:graphic-properties fo:min-height="3.506cm"/>
    </style:style>
    <style:style style:name="pr2" style:family="presentation" style:parent-style-name="Default-outline1">
      <style:graphic-properties fo:min-height="17.526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3.859cm"/>
    </style:style>
    <style:style style:name="pr6" style:family="presentation" style:parent-style-name="Default-outline1">
      <style:graphic-properties draw:auto-grow-height="true" fo:min-height="5.588cm"/>
    </style:style>
    <style:style style:name="pr7" style:family="presentation" style:parent-style-name="Default-outline1">
      <style:graphic-properties draw:auto-grow-height="true" fo:min-height="7.117cm"/>
    </style:style>
    <style:style style:name="pr8" style:family="presentation" style:parent-style-name="Default-outline1">
      <style:graphic-properties fo:min-height="6.835cm"/>
    </style:style>
    <style:style style:name="pr9" style:family="presentation" style:parent-style-name="Default-outline1">
      <style:graphic-properties fo:min-height="2.198cm"/>
    </style:style>
    <style:style style:name="pr10" style:family="presentation" style:parent-style-name="Default-outline1">
      <style:graphic-properties fo:min-height="1.104cm"/>
    </style:style>
    <style:style style:name="pr11" style:family="presentation" style:parent-style-name="Default-outline1">
      <style:graphic-properties fo:min-height="1.524cm"/>
    </style:style>
    <style:style style:name="pr12" style:family="presentation" style:parent-style-name="Default-outline1">
      <style:graphic-properties fo:min-height="5.479cm"/>
    </style:style>
    <style:style style:name="pr13" style:family="presentation" style:parent-style-name="Default-outline1">
      <style:graphic-properties fo:min-height="1.182cm"/>
    </style:style>
    <style:style style:name="pr14" style:family="presentation" style:parent-style-name="Default-outline1">
      <style:graphic-properties fo:min-height="4.285cm"/>
    </style:style>
    <style:style style:name="pr15" style:family="presentation" style:parent-style-name="Default-outline1">
      <style:graphic-properties fo:min-height="6.063cm"/>
    </style:style>
    <style:style style:name="pr16" style:family="presentation" style:parent-style-name="Default-outline1">
      <style:graphic-properties fo:min-height="6.61cm"/>
    </style:style>
    <style:style style:name="pr17" style:family="presentation" style:parent-style-name="Default-outline1">
      <style:graphic-properties fo:min-height="6.317cm"/>
    </style:style>
    <style:style style:name="pr18" style:family="presentation" style:parent-style-name="Default-outline1">
      <style:graphic-properties fo:min-height="4.611cm"/>
    </style:style>
    <style:style style:name="pr19" style:family="presentation" style:parent-style-name="Default-outline1">
      <style:graphic-properties fo:min-height="4.793cm"/>
    </style:style>
    <style:style style:name="pr20" style:family="presentation" style:parent-style-name="Default-outline1">
      <style:graphic-properties fo:min-height="3.214cm"/>
    </style:style>
    <style:style style:name="pr21" style:family="presentation" style:parent-style-name="Default-outline1">
      <style:graphic-properties fo:min-height="3.722cm"/>
    </style:style>
    <style:style style:name="pr22" style:family="presentation" style:parent-style-name="Default-outline1">
      <style:graphic-properties fo:min-height="7.659cm"/>
    </style:style>
    <style:style style:name="pr23" style:family="presentation" style:parent-style-name="Default-outline1">
      <style:graphic-properties fo:min-height="5.809cm"/>
    </style:style>
    <style:style style:name="pr24" style:family="presentation" style:parent-style-name="Default-outline1">
      <style:graphic-properties fo:min-height="9.51cm"/>
    </style:style>
    <style:style style:name="pr25" style:family="presentation" style:parent-style-name="Default-outline1">
      <style:graphic-properties fo:min-height="3.302cm"/>
    </style:style>
    <style:style style:name="pr26" style:family="presentation" style:parent-style-name="Default-outline1">
      <style:graphic-properties fo:min-height="7.851cm"/>
    </style:style>
    <style:style style:name="pr27" style:family="presentation" style:parent-style-name="Default-outline1">
      <style:graphic-properties fo:min-height="6.35cm"/>
    </style:style>
    <style:style style:name="pr28" style:family="presentation" style:parent-style-name="Default-title">
      <style:graphic-properties fo:min-height="6.604cm"/>
    </style:style>
    <style:style style:name="pr29" style:family="presentation" style:parent-style-name="Default-outline1">
      <style:graphic-properties fo:min-height="7.841cm"/>
    </style:style>
    <style:style style:name="pr30" style:family="presentation" style:parent-style-name="Default-outline1">
      <style:graphic-properties fo:min-height="7.587cm"/>
    </style:style>
    <style:style style:name="pr31" style:family="presentation" style:parent-style-name="Default-outline1">
      <style:graphic-properties fo:min-height="14.39cm"/>
    </style:style>
    <style:style style:name="pr32" style:family="presentation" style:parent-style-name="Default-outline1">
      <style:graphic-properties fo:min-height="14.621cm"/>
    </style:style>
    <style:style style:name="pr33" style:family="presentation" style:parent-style-name="Default-outline1">
      <style:graphic-properties fo:min-height="7.849cm"/>
    </style:style>
    <style:style style:name="pr34" style:family="presentation" style:parent-style-name="Default-outline1">
      <style:graphic-properties draw:stroke="solid" svg:stroke-width="0.152cm" svg:stroke-color="#ff0000" draw:marker-start-width="0.66cm" draw:marker-end-width="0.66cm" fo:min-height="4.064cm" fo:padding-top="0.076cm" fo:padding-bottom="0.076cm" fo:padding-left="0.076cm" fo:padding-right="0.076cm"/>
    </style:style>
    <style:style style:name="pr35" style:family="presentation" style:parent-style-name="Default-outline1">
      <style:graphic-properties fo:min-height="13.628cm"/>
    </style:style>
    <style:style style:name="pr36" style:family="presentation" style:parent-style-name="Default-outline1">
      <style:graphic-properties fo:min-height="7.532cm"/>
    </style:style>
    <style:style style:name="pr37" style:family="presentation" style:parent-style-name="Default-outline1">
      <style:graphic-properties fo:min-height="12.423cm"/>
    </style:style>
    <style:style style:name="pr38" style:family="presentation" style:parent-style-name="Default-outline1">
      <style:graphic-properties fo:min-height="10.137cm"/>
    </style:style>
    <style:style style:name="pr39" style:family="presentation" style:parent-style-name="Default-outline1">
      <style:graphic-properties fo:min-height="3.467cm"/>
    </style:style>
    <style:style style:name="pr40" style:family="presentation" style:parent-style-name="Default-outline1">
      <style:graphic-properties fo:min-height="8.095cm"/>
    </style:style>
    <style:style style:name="pr41" style:family="presentation" style:parent-style-name="Default-outline1">
      <style:graphic-properties fo:min-height="14.215cm"/>
    </style:style>
    <style:style style:name="pr42" style:family="presentation" style:parent-style-name="Default-outline1">
      <style:graphic-properties fo:min-height="5.842cm"/>
    </style:style>
    <style:style style:name="pr43" style:family="presentation" style:parent-style-name="Default-outline1">
      <style:graphic-properties fo:min-height="4.318cm"/>
    </style:style>
    <style:style style:name="pr44" style:family="presentation" style:parent-style-name="Default-outline1">
      <style:graphic-properties fo:min-height="3.122cm"/>
    </style:style>
    <style:style style:name="pr45" style:family="presentation" style:parent-style-name="Default-outline1">
      <style:graphic-properties fo:min-height="2.286cm"/>
    </style:style>
    <style:style style:name="pr46" style:family="presentation" style:parent-style-name="Default-outline1">
      <style:graphic-properties fo:min-height="6.604cm"/>
    </style:style>
    <style:style style:name="pr47" style:family="presentation" style:parent-style-name="Default-outline1">
      <style:graphic-properties fo:min-height="13.185cm"/>
    </style:style>
    <style:style style:name="pr48" style:family="presentation" style:parent-style-name="Default-outline1">
      <style:graphic-properties fo:min-height="14.199cm"/>
    </style:style>
    <style:style style:name="pr49" style:family="presentation" style:parent-style-name="Default-outline1">
      <style:graphic-properties fo:min-height="4.23cm"/>
    </style:style>
    <style:style style:name="pr50" style:family="presentation" style:parent-style-name="Default-outline1" style:list-style-name="L4">
      <style:graphic-properties fo:min-height="13.185cm"/>
    </style:style>
    <style:style style:name="pr51" style:family="presentation" style:parent-style-name="Default-outline1">
      <style:graphic-properties fo:min-height="2.032cm"/>
    </style:style>
    <style:style style:name="pr52" style:family="presentation" style:parent-style-name="Default-outline1">
      <style:graphic-properties draw:auto-grow-height="true" fo:min-height="6.61cm"/>
    </style:style>
    <style:style style:name="pr53" style:family="presentation" style:parent-style-name="Default-outline1">
      <style:graphic-properties draw:auto-grow-height="true" fo:min-height="6.063cm"/>
    </style:style>
    <style:style style:name="pr54" style:family="presentation" style:parent-style-name="Default-outline1">
      <style:graphic-properties fo:min-height="12.446cm"/>
    </style:style>
    <style:style style:name="pr55" style:family="presentation" style:parent-style-name="Default-outline1">
      <style:graphic-properties fo:min-height="5.5cm"/>
    </style:style>
    <style:style style:name="P1" style:family="paragraph">
      <style:paragraph-properties fo:margin-top="0cm" fo:margin-bottom="0cm" fo:text-align="center"/>
    </style:style>
    <style:style style:name="P2" style:family="paragraph">
      <style:text-properties fo:font-size="24pt"/>
    </style:style>
    <style:style style:name="P3" style:family="paragraph">
      <style:paragraph-properties fo:margin-top="0cm" fo:margin-bottom="0.508cm"/>
    </style:style>
    <style:style style:name="P4" style:family="paragraph">
      <style:paragraph-properties fo:margin-top="0cm" fo:margin-bottom="0.508cm" style:text-autospace="none"/>
      <style:text-properties fo:font-family="Arial" style:font-family-generic="swiss" style:font-pitch="variable" fo:font-size="24pt" style:font-family-asian="CMSS10" style:font-size-asian="24pt" style:font-family-complex="CMSS10" style:font-size-complex="24pt"/>
    </style:style>
    <style:style style:name="P5" style:family="paragraph">
      <style:text-properties fo:font-size="24pt" style:font-size-asian="24pt" style:font-size-complex="24pt"/>
    </style:style>
    <style:style style:name="P6" style:family="paragraph">
      <style:text-properties fo:font-size="24pt" style:font-size-asian="32pt" style:font-size-complex="32pt"/>
    </style:style>
    <style:style style:name="P7" style:family="paragraph">
      <style:paragraph-properties fo:text-align="center"/>
    </style:style>
    <style:style style:name="P8" style:family="paragraph">
      <style:text-properties fo:font-family="Arial" style:font-family-generic="swiss" style:font-pitch="variable" fo:font-size="24pt" style:font-size-asian="24pt" style:font-size-complex="24pt"/>
    </style:style>
    <style:style style:name="P9" style:family="paragraph">
      <style:paragraph-properties fo:margin-top="0cm" fo:margin-bottom="0cm"/>
    </style:style>
    <style:style style:name="P10" style:family="paragraph">
      <style:paragraph-properties fo:margin-top="0cm" fo:margin-bottom="0cm"/>
      <style:text-properties fo:font-size="24pt" style:font-size-asian="32pt" style:font-size-complex="32pt"/>
    </style:style>
    <style:style style:name="P11" style:family="paragraph">
      <style:text-properties fo:font-family="'Lucida Sans Unicode'" style:font-family-generic="swiss" style:font-pitch="variable" fo:font-size="24pt" style:font-size-asian="24pt" style:font-size-complex="24pt"/>
    </style:style>
    <style:style style:name="P12" style:family="paragraph">
      <style:paragraph-properties fo:margin-left="2.54cm" fo:margin-right="0cm" fo:margin-top="0cm" fo:margin-bottom="0cm" fo:text-indent="0cm" style:text-autospace="none"/>
    </style:style>
    <style:style style:name="P13" style:family="paragraph">
      <style:text-properties fo:font-size="20pt"/>
    </style:style>
    <style:style style:name="P14" style:family="paragraph">
      <style:paragraph-properties fo:margin-top="0cm" fo:margin-bottom="0.254cm" fo:line-height="100%"/>
    </style:style>
    <style:style style:name="P15" style:family="paragraph">
      <style:paragraph-properties fo:margin-top="0.254cm" fo:margin-bottom="0.457cm"/>
    </style:style>
    <style:style style:name="P16" style:family="paragraph">
      <style:paragraph-properties fo:margin-top="0cm" fo:margin-bottom="0.457cm"/>
      <style:text-properties fo:font-size="24pt" fo:font-style="italic" style:font-size-asian="24pt" style:font-style-asian="italic" style:font-size-complex="24pt" style:font-style-complex="italic"/>
    </style:style>
    <style:style style:name="P17" style:family="paragraph">
      <style:paragraph-properties fo:margin-top="0cm" fo:margin-bottom="0.508cm"/>
      <style:text-properties fo:font-size="24pt" style:font-size-asian="24pt" style:font-size-complex="24pt"/>
    </style:style>
    <style:style style:name="P18" style:family="paragraph">
      <style:paragraph-properties fo:margin-top="0cm" fo:margin-bottom="0cm" style:text-autospace="none"/>
    </style:style>
    <style:style style:name="P19" style:family="paragraph">
      <style:text-properties fo:font-family="'Lucida Console'" style:font-style-name="Regular" style:font-family-generic="modern" style:font-pitch="fixed" fo:font-size="24pt" style:font-size-asian="32pt" style:font-size-complex="32pt"/>
    </style:style>
    <style:style style:name="T1" style:family="text">
      <style:text-properties fo:font-size="16pt" style:font-size-asian="16pt" style:font-size-complex="16pt"/>
    </style:style>
    <style:style style:name="T2" style:family="text">
      <style:text-properties fo:font-size="24pt"/>
    </style:style>
    <style:style style:name="T3" style:family="text">
      <style:text-properties fo:font-size="24pt" style:font-size-asian="32pt" style:font-size-complex="32pt"/>
    </style:style>
    <style:style style:name="T4" style:family="text">
      <style:text-properties fo:font-size="24pt" style:font-size-asian="24pt" style:font-size-complex="24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family="'Lucida Sans Unicode'" style:font-family-generic="swiss" style:font-pitch="variable" fo:font-size="24pt" fo:font-weight="normal" style:font-size-asian="24pt" style:font-weight-asian="normal" style:font-size-complex="24pt" style:font-weight-complex="normal"/>
    </style:style>
    <style:style style:name="T7" style:family="text">
      <style:text-properties fo:font-size="24pt" fo:font-weight="normal" style:font-size-asian="24pt" style:font-weight-asian="normal" style:font-size-complex="24pt" style:font-weight-complex="normal"/>
    </style:style>
    <style:style style:name="T8" style:family="text">
      <style:text-properties fo:font-size="24pt" fo:font-style="italic" fo:font-weight="normal" style:font-size-asian="24pt" style:font-style-asian="italic" style:font-weight-asian="normal" style:font-size-complex="24pt" style:font-style-complex="italic" style:font-weight-complex="normal"/>
    </style:style>
    <style:style style:name="T9" style:family="text">
      <style:text-properties fo:font-family="'Lucida Sans Unicode'" style:font-family-generic="swiss" style:font-pitch="variable" fo:font-size="24pt" fo:font-weight="bold" style:font-size-asian="24pt" style:font-weight-asian="bold" style:font-size-complex="24pt" style:font-weight-complex="bold"/>
    </style:style>
    <style:style style:name="T10" style:family="text">
      <style:text-properties fo:color="#000000" style:text-outline="false" style:text-line-through-style="none" fo:font-family="Arial"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11" style:family="text">
      <style:text-properties fo:font-family="Arial" style:font-family-generic="swiss" style:font-pitch="variable" fo:font-size="24pt" style:font-size-asian="24pt" style:font-size-complex="24pt"/>
    </style:style>
    <style:style style:name="T12" style:family="text">
      <style:text-properties fo:font-family="'Lucida Sans Unicode'" style:font-family-generic="swiss" style:font-pitch="variable" fo:font-size="24pt" fo:font-style="normal" fo:font-weight="bold" style:font-size-asian="24pt" style:font-style-asian="normal" style:font-weight-asian="bold" style:font-size-complex="24pt" style:font-style-complex="normal" style:font-weight-complex="bold"/>
    </style:style>
    <style:style style:name="T13" style:family="text">
      <style:text-properties style:use-window-font-color="true" style:text-outline="false" style:text-line-through-style="none" fo:font-family="'Lucida Sans Unicode'" style:font-family-generic="swiss" style:font-pitch="variable" fo:font-size="24pt" fo:font-style="normal" fo:text-shadow="none" style:text-underline-style="none" fo:font-weight="bold" style:letter-kerning="true" style:font-family-asian="'Unifont CSUR'" style:font-size-asian="24pt" style:font-style-asian="normal" style:font-weight-asian="bold" style:font-family-complex="'Unifont CSUR'" style:font-size-complex="24pt" style:font-style-complex="normal" style:font-weight-complex="bold" style:text-emphasize="none" style:font-relief="none" style:text-overline-style="none" style:text-overline-color="font-color"/>
    </style:style>
    <style:style style:name="T14" style:family="text">
      <style:text-properties style:use-window-font-color="true" style:text-outline="false" style:text-line-through-style="none" fo:font-family="'Lucida Sans Unicode'" style:font-family-generic="swiss" style:font-pitch="variable" fo:font-size="24pt" fo:font-style="italic" fo:text-shadow="none" style:text-underline-style="none" fo:font-weight="bold" style:letter-kerning="true" style:font-family-asian="'Unifont CSUR'" style:font-size-asian="24pt" style:font-style-asian="normal" style:font-weight-asian="bold" style:font-family-complex="'Unifont CSUR'" style:font-size-complex="24pt" style:font-style-complex="normal" style:font-weight-complex="bold" style:text-emphasize="none" style:font-relief="none" style:text-overline-style="none" style:text-overline-color="font-color"/>
    </style:style>
    <style:style style:name="T15" style:family="text">
      <style:text-properties style:use-window-font-color="true" style:text-outline="false" style:text-line-through-style="none" fo:font-family="Arial" style:font-family-generic="swiss" style:font-pitch="variable" fo:font-size="24pt" fo:font-style="normal" fo:text-shadow="none" style:text-underline-style="none" fo:font-weight="normal" style:letter-kerning="true" style:font-family-asian="'Unifont CSUR'" style:font-size-asian="24pt" style:font-style-asian="normal" style:font-weight-asian="normal" style:font-family-complex="'Unifont CSUR'" style:font-size-complex="24pt" style:font-style-complex="normal" style:font-weight-complex="normal" style:text-emphasize="none" style:font-relief="none" style:text-overline-style="none" style:text-overline-color="font-color"/>
    </style:style>
    <style:style style:name="T16" style:family="text">
      <style:text-properties fo:font-family="'Lucida Sans Unicode'" style:font-family-generic="swiss" style:font-pitch="variable" fo:font-size="24pt" fo:font-style="italic" fo:font-weight="bold" style:font-size-asian="24pt" style:font-style-asian="italic" style:font-weight-asian="bold" style:font-size-complex="24pt" style:font-style-complex="italic" style:font-weight-complex="bold"/>
    </style:style>
    <style:style style:name="T17" style:family="text">
      <style:text-properties fo:font-family="'Lucida Sans Unicode'" style:font-family-generic="swiss" style:font-pitch="variable" fo:font-size="24pt" style:font-size-asian="24pt" style:font-size-complex="24pt"/>
    </style:style>
    <style:style style:name="T18" style:family="text">
      <style:text-properties style:use-window-font-color="true" style:text-outline="false" style:text-line-through-style="none" fo:font-family="'Lucida Sans Unicode'"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fo:font-family="'Lucida Sans Unicode'" style:font-family-generic="swiss" style:font-pitch="variable" fo:font-size="24pt" fo:font-style="normal" fo:text-shadow="none" style:text-underline-style="none" fo:font-weight="normal" style:letter-kerning="true" style:font-family-asian="'Unifont CSUR'" style:font-size-asian="24pt" style:font-style-asian="normal" style:font-weight-asian="normal" style:font-family-complex="'Unifont CSUR'" style:font-size-complex="24pt" style:font-style-complex="normal" style:font-weight-complex="normal" style:text-emphasize="none" style:font-relief="none" style:text-overline-style="none" style:text-overline-color="font-color"/>
    </style:style>
    <style:style style:name="T20" style:family="text">
      <style:text-properties fo:color="#000000" style:text-outline="false" style:text-line-through-style="none" fo:font-family="'Lucida Sans Unicode'" style:font-family-generic="swiss" style:font-pitch="variable" fo:font-size="24pt" fo:font-style="normal" fo:text-shadow="none" style:text-underline-style="none" fo:font-weight="normal" style:letter-kerning="true" style:font-family-asian="'Unifont CSUR'" style:font-size-asian="24pt" style:font-style-asian="normal" style:font-weight-asian="normal" style:font-family-complex="'Unifont CSUR'" style:font-size-complex="24pt" style:font-style-complex="normal" style:font-weight-complex="normal" style:text-emphasize="none" style:font-relief="none" style:text-overline-style="none" style:text-overline-color="font-color"/>
    </style:style>
    <style:style style:name="T21" style:family="text">
      <style:text-properties fo:font-family="'Lucida Sans Unicode'" style:font-family-generic="swiss" style:font-pitch="variable" fo:font-size="24pt" style:font-size-asian="32pt" style:font-size-complex="32pt"/>
    </style:style>
    <style:style style:name="T22" style:family="text">
      <style:text-properties fo:font-family="Arial" style:font-family-generic="swiss" style:font-pitch="variable" fo:font-size="24pt" style:font-size-asian="32pt" style:font-size-complex="32pt"/>
    </style:style>
    <style:style style:name="T23" style:family="text">
      <style:text-properties fo:color="#000000" style:text-outline="false" style:text-line-through-style="none" fo:font-family="'Lucida Sans Unicode'"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fo:font-family="Arial"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25" style:family="text">
      <style:text-properties fo:font-family="Arial" style:font-family-generic="swiss" style:font-pitch="variable" fo:font-size="24pt" fo:font-style="normal" style:font-size-asian="24pt" style:font-style-asian="normal" style:font-size-complex="24pt" style:font-style-complex="normal"/>
    </style:style>
    <style:style style:name="T26" style:family="text">
      <style:text-properties fo:font-family="Arial" style:font-family-generic="swiss" style:font-pitch="variable" fo:font-size="24pt" fo:font-style="normal" fo:font-weight="normal" style:font-size-asian="24pt" style:font-style-asian="normal" style:font-weight-asian="normal" style:font-size-complex="24pt" style:font-style-complex="normal" style:font-weight-complex="normal"/>
    </style:style>
    <style:style style:name="T27" style:family="text">
      <style:text-properties style:use-window-font-color="true" style:text-outline="false" style:text-line-through-style="none" fo:font-family="'Lucida Sans Unicode'" style:font-family-generic="swiss"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28" style:family="text">
      <style:text-properties fo:font-family="'Lucida Sans Unicode'" style:font-family-generic="swiss" style:font-pitch="variable" fo:font-size="12pt" style:font-family-asian="cmtt10" style:font-size-asian="12pt" style:font-family-complex="cmtt10" style:font-size-complex="12pt"/>
    </style:style>
    <style:style style:name="T29" style:family="text">
      <style:text-properties fo:font-family="'Lucida Sans Unicode'" style:font-family-generic="swiss" style:font-pitch="variable" fo:font-size="12pt" style:font-family-asian="cmsy10" style:font-size-asian="12pt" style:font-family-complex="cmsy10" style:font-size-complex="12pt"/>
    </style:style>
    <style:style style:name="T30" style:family="text">
      <style:text-properties fo:font-family="Arial" style:font-family-generic="swiss" style:font-pitch="variable" fo:font-size="24pt" fo:font-weight="normal" style:font-size-asian="24pt" style:font-weight-asian="normal" style:font-size-complex="24pt" style:font-weight-complex="normal"/>
    </style:style>
    <style:style style:name="T31" style:family="text">
      <style:text-properties style:use-window-font-color="true" style:text-outline="false" style:text-line-through-style="none" fo:font-family="'Lucida Sans Unicode'" style:font-family-generic="swiss" style:font-pitch="variable" fo:font-size="24pt" fo:font-style="normal" fo:text-shadow="none" style:text-underline-style="none" fo:font-weight="bold" style:letter-kerning="true" style:font-family-asian="'Lucida Sans Unicode'" style:font-family-generic-asian="swiss" style:font-size-asian="24pt" style:font-style-asian="normal" style:font-weight-asian="bold" style:font-family-complex="'Lucida Sans Unicode'" style:font-family-generic-complex="swiss" style:font-size-complex="24pt" style:font-style-complex="normal" style:font-weight-complex="bold" style:text-emphasize="none" style:font-relief="none" style:text-overline-style="none" style:text-overline-color="font-color"/>
    </style:style>
    <style:style style:name="T32" style:family="text">
      <style:text-properties fo:font-size="24pt" fo:font-style="italic" style:font-size-asian="24pt" style:font-style-asian="italic" style:font-size-complex="24pt" style:font-style-complex="italic"/>
    </style:style>
    <style:style style:name="T33" style:family="text">
      <style:text-properties fo:font-size="24pt" fo:font-style="normal" fo:font-weight="normal" style:font-size-asian="24pt" style:font-style-asian="normal" style:font-weight-asian="normal" style:font-size-complex="24pt" style:font-style-complex="normal" style:font-weight-complex="normal"/>
    </style:style>
    <style:style style:name="T34" style:family="text">
      <style:text-properties fo:color="#000000" style:text-outline="false" style:text-line-through-style="none" fo:font-family="'Lucida Sans Unicode'" style:font-family-generic="swiss" style:font-pitch="variable" fo:font-size="24pt" fo:font-style="normal" fo:text-shadow="none" style:text-underline-style="none" fo:font-weight="bold" style:letter-kerning="true" style:font-family-asian="'Lucida Sans Unicode'" style:font-family-generic-asian="swiss" style:font-size-asian="24pt" style:font-style-asian="normal" style:font-weight-asian="bold" style:font-family-complex="'Lucida Sans Unicode'" style:font-family-generic-complex="swiss" style:font-size-complex="24pt" style:font-style-complex="normal" style:font-weight-complex="bold" style:text-emphasize="none" style:font-relief="none" style:text-overline-style="none" style:text-overline-color="font-color"/>
    </style:style>
    <style:style style:name="T35" style:family="text">
      <style:text-properties fo:color="#000000" style:text-outline="false" style:text-line-through-style="none" fo:font-family="Arial" style:font-family-generic="swiss" style:font-pitch="variable" fo:font-size="24pt" fo:font-style="italic" fo:text-shadow="none" style:text-underline-style="none" fo:font-weight="normal" style:letter-kerning="true" style:font-family-asian="'Lucida Sans Unicode'" style:font-family-generic-asian="swiss" style:font-size-asian="24pt" style:font-style-asian="italic" style:font-weight-asian="normal" style:font-family-complex="'Lucida Sans Unicode'" style:font-family-generic-complex="swiss" style:font-size-complex="24pt" style:font-style-complex="italic" style:font-weight-complex="normal" style:text-emphasize="none" style:font-relief="none" style:text-overline-style="none" style:text-overline-color="font-color"/>
    </style:style>
    <style:style style:name="T36" style:family="text">
      <style:text-properties fo:color="#000000" style:text-outline="false" style:text-line-through-style="none" fo:font-family="Arial" style:font-family-generic="swiss" style:font-pitch="variable" fo:font-size="24pt" fo:font-style="normal" fo:text-shadow="none" style:text-underline-style="none" fo:font-weight="bold" style:letter-kerning="true" style:font-family-asian="'Lucida Sans Unicode'" style:font-family-generic-asian="swiss" style:font-size-asian="24pt" style:font-style-asian="normal" style:font-weight-asian="bold" style:font-family-complex="'Lucida Sans Unicode'" style:font-family-generic-complex="swiss" style:font-size-complex="24pt" style:font-style-complex="normal" style:font-weight-complex="bold" style:text-emphasize="none" style:font-relief="none" style:text-overline-style="none" style:text-overline-color="font-color"/>
    </style:style>
    <style:style style:name="T37" style:family="text">
      <style:text-properties fo:color="#000000" style:text-outline="false" style:text-line-through-style="none" fo:font-family="'Lucida Sans Unicode'" style:font-family-generic="swiss" fo:font-size="24pt" fo:font-style="normal" fo:text-shadow="none" style:text-underline-style="none" fo:font-weight="normal" style:letter-kerning="true" style:font-family-asian="'Lucida Sans Unicode'" style:font-family-generic-asian="swiss" style:font-size-asian="32pt" style:font-style-asian="normal" style:font-weight-asian="normal" style:font-family-complex="'Lucida Sans Unicode'" style:font-family-generic-complex="swiss" style:font-size-complex="32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fo:font-family="'Lucida Console'" style:font-style-name="Regular" style:font-family-generic="modern" style:font-pitch="fixed" fo:font-size="24pt" fo:font-style="normal" fo:text-shadow="none" style:text-underline-style="none" fo:font-weight="normal" style:letter-kerning="true" style:font-family-asian="'Lucida Sans Unicode'" style:font-family-generic-asian="swiss" style:font-size-asian="32pt" style:font-style-asian="normal" style:font-weight-asian="normal" style:font-family-complex="'Lucida Sans Unicode'" style:font-family-generic-complex="swiss" style:font-size-complex="32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fo:font-family="Arial" style:font-family-generic="swiss" style:font-pitch="variable" fo:font-size="24pt" fo:font-style="normal" fo:text-shadow="none" style:text-underline-style="none" fo:font-weight="normal" style:letter-kerning="true" style:font-family-asian="'Lucida Sans Unicode'" style:font-family-generic-asian="swiss" style:font-size-asian="32pt" style:font-style-asian="normal" style:font-weight-asian="normal" style:font-family-complex="'Lucida Sans Unicode'" style:font-family-generic-complex="swiss" style:font-size-complex="32pt" style:font-style-complex="normal" style:font-weight-complex="normal" style:text-emphasize="none" style:font-relief="none" style:text-overline-style="none" style:text-overline-color="font-color"/>
    </style:style>
    <style:style style:name="T40" style:family="text">
      <style:text-properties fo:color="#000000" style:text-outline="false" style:text-line-through-style="none" fo:font-family="'Lucida Console'" style:font-style-name="Regular" style:font-family-generic="modern" style:font-pitch="fixed" fo:font-size="24pt" fo:font-style="normal" fo:text-shadow="none" style:text-underline-style="none" fo:font-weight="normal" style:letter-kerning="true" style:font-family-asian="'Lucida Sans Unicode'" style:font-family-generic-asian="swiss" style:font-size-asian="32pt" style:font-style-asian="normal" style:font-weight-asian="normal" style:font-family-complex="'Lucida Sans Unicode'" style:font-family-generic-complex="swiss" style:font-size-complex="32pt" style:font-style-complex="normal" style:font-weight-complex="normal" style:text-emphasize="none" style:font-relief="none" style:text-overline-style="none" style:text-overline-color="font-color"/>
    </style:style>
    <style:style style:name="T41" style:family="text">
      <style:text-properties fo:color="#000000" style:text-outline="false" style:text-line-through-style="none" fo:font-family="Arial" style:font-family-generic="swiss" style:font-pitch="variable" fo:font-size="24pt" fo:font-style="normal" fo:text-shadow="none" style:text-underline-style="none" fo:font-weight="normal" style:letter-kerning="true" style:font-family-asian="'Lucida Sans Unicode'" style:font-family-generic-asian="swiss" style:font-size-asian="32pt" style:font-style-asian="normal" style:font-weight-asian="normal" style:font-family-complex="'Lucida Sans Unicode'" style:font-family-generic-complex="swiss" style:font-size-complex="32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fo:font-family="'Lucida Sans Unicode'" style:font-family-generic="swiss" style:font-pitch="variable" fo:font-size="24pt" fo:font-style="italic" fo:text-shadow="none" style:text-underline-style="none" fo:font-weight="normal" style:letter-kerning="true" style:font-family-asian="'Lucida Sans Unicode'" style:font-family-generic-asian="swiss" style:font-size-asian="24pt" style:font-style-asian="italic" style:font-weight-asian="normal" style:font-family-complex="'Lucida Sans Unicode'" style:font-family-generic-complex="swiss" style:font-size-complex="24pt" style:font-style-complex="italic" style:font-weight-complex="normal" style:text-emphasize="none" style:font-relief="none" style:text-overline-style="none" style:text-overline-color="font-color"/>
    </style:style>
    <style:style style:name="T43" style:family="text">
      <style:text-properties fo:color="#000000" style:text-outline="false" style:text-line-through-style="none" fo:font-family="'Lucida Sans Unicode'" style:font-family-generic="swiss" style:font-pitch="variable" fo:font-size="24pt" fo:font-style="italic" fo:text-shadow="none" style:text-underline-style="none" fo:font-weight="normal" style:letter-kerning="true" style:font-family-asian="'Lucida Sans Unicode'" style:font-family-generic-asian="swiss" style:font-size-asian="24pt" style:font-style-asian="italic" style:font-weight-asian="normal" style:font-family-complex="'Lucida Sans Unicode'" style:font-family-generic-complex="swiss" style:font-size-complex="24pt" style:font-style-complex="italic" style:font-weight-complex="normal" style:text-emphasize="none" style:font-relief="none" style:text-overline-style="none" style:text-overline-color="font-color"/>
    </style:style>
    <style:style style:name="T44" style:family="text">
      <style:text-properties fo:color="#000000" style:text-outline="false" style:text-line-through-style="none" fo:font-family="'Lucida Sans Unicode'" style:font-family-generic="swiss" fo:font-size="24pt" fo:font-style="normal" fo:text-shadow="none" style:text-underline-style="none" fo:font-weight="bold" style:letter-kerning="true" style:font-family-asian="'Lucida Sans Unicode'" style:font-family-generic-asian="swiss" style:font-size-asian="24pt" style:font-style-asian="normal" style:font-weight-asian="bold" style:font-family-complex="'Lucida Sans Unicode'" style:font-family-generic-complex="swiss" style:font-size-complex="24pt" style:font-style-complex="normal" style:font-weight-complex="bold" style:text-emphasize="none" style:font-relief="none" style:text-overline-style="none" style:text-overline-color="font-color"/>
    </style:style>
    <style:style style:name="T45" style:family="text">
      <style:text-properties fo:font-family="'Lucida Sans Unicode'" style:font-style-name="Regular" style:font-family-generic="swiss" style:font-pitch="variable" fo:font-size="24pt" fo:font-weight="bold" style:font-size-asian="24pt" style:font-weight-asian="bold" style:font-size-complex="24pt" style:font-weight-complex="bold"/>
    </style:style>
    <style:style style:name="T46" style:family="text">
      <style:text-properties style:use-window-font-color="true" style:text-outline="false" style:text-line-through-style="none" fo:font-family="'Lucida Sans Unicode'" style:font-family-generic="swiss" fo:font-size="24pt" fo:font-style="normal" fo:text-shadow="none" style:text-underline-style="none" fo:font-weight="bold" style:letter-kerning="true" style:font-family-asian="'Lucida Sans Unicode'" style:font-family-generic-asian="swiss" style:font-size-asian="24pt" style:font-style-asian="normal" style:font-weight-asian="bold" style:font-family-complex="'Lucida Sans Unicode'" style:font-family-generic-complex="swiss" style:font-size-complex="24pt" style:font-style-complex="normal" style:font-weight-complex="bold" style:text-emphasize="none" style:font-relief="none" style:text-overline-style="none" style:text-overline-color="font-color"/>
    </style:style>
    <style:style style:name="T47" style:family="text">
      <style:text-properties style:text-outline="false" style:text-line-through-style="none" fo:font-family="Arial"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48" style:family="text">
      <style:text-properties style:text-outline="false" style:text-line-through-style="none" fo:font-family="'Lucida Sans Unicode'"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office:forms form:automatic-focus="false" form:apply-design-mode="false"/>
        <draw:frame presentation:style-name="pr1" draw:layer="layout" svg:width="25.199cm" svg:height="3.506cm" svg:x="1.4cm" svg:y="0.837cm" presentation:class="title">
          <draw:text-box>
            <text:p><text:s/></text:p>
          </draw:text-box>
        </draw:frame>
        <draw:frame presentation:style-name="pr2" draw:text-style-name="P1" draw:layer="layout" svg:width="25.199cm" svg:height="17.526cm" svg:x="1.4cm" svg:y="1.778cm" presentation:class="outline" presentation:user-transformed="true">
          <draw:text-box>
            <text:list text:style-name="L2">
              <text:list-header>
                <text:p text:style-name="P1">Outrageously Expressive Types:</text:p>
                <text:p text:style-name="P1">Dependent Types</text:p>
                <text:p text:style-name="P1">Refinement Types</text:p>
                <text:p text:style-name="P1">Gradual Typing</text:p>
                <text:p text:style-name="P1">and Hybrid Type Checking</text:p>
                <text:p text:style-name="P1"/>
                <text:p text:style-name="P1"/>
                <text:p text:style-name="P1"/>
                <text:p text:style-name="P1"/>
                <text:p text:style-name="P1"/>
                <text:p text:style-name="P1"/>
                <text:p text:style-name="P1">and Why You (Mostly) Don't Have Them Yet</text:p>
                <text:p text:style-name="P1"><text:span text:style-name="T1"/></text:p>
                <text:p text:style-name="P1"><text:span text:style-name="T1">Adrian King</text:span></text:p>
                <text:p text:style-name="P1"><text:span text:style-name="T1">24 March 2014</text:span></text:p>
              </text:list-header>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
        <office:forms form:automatic-focus="false" form:apply-design-mode="false"/>
        <draw:frame presentation:style-name="pr4" draw:layer="layout" svg:width="25.199cm" svg:height="3.506cm" svg:x="1.4cm" svg:y="0.837cm" presentation:class="title">
          <draw:text-box>
            <text:p>Where's My Flying Car?</text:p>
          </draw:text-box>
        </draw:frame>
        <draw:frame presentation:style-name="pr5" draw:text-style-name="P2" draw:layer="layout" svg:width="12.296cm" svg:height="13.859cm" svg:x="1.4cm" svg:y="4.914cm" presentation:class="outline" presentation:user-transformed="true">
          <draw:text-box>
            <text:list text:style-name="L2">
              <text:list-item>
                <text:p><text:span text:style-name="T2">Why don't mainstream languages </text:span><text:span text:style-name="T3">have gradual typing, dependent types, refinement types, and hybrid type checking?</text:span></text:p>
              </text:list-item>
              <text:list-item>
                <text:p><text:span text:style-name="T3">Theory is more complex than parametric polymorphism</text:span></text:p>
              </text:list-item>
              <text:list-item>
                <text:p><text:span text:style-name="T3">In the general case, typechecking is undecidable</text:span></text:p>
              </text:list-item>
              <text:list-item>
                <text:p><text:span text:style-name="T3">Concise syntax yet to be discovered</text:span></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5">
        <office:forms form:automatic-focus="false" form:apply-design-mode="false"/>
        <draw:frame presentation:style-name="pr4" draw:layer="layout" svg:width="25.199cm" svg:height="3.506cm" svg:x="1.4cm" svg:y="0.837cm" presentation:class="title">
          <draw:text-box>
            <text:p>Part I: Dependent Types</text:p>
          </draw:text-box>
        </draw:frame>
        <draw:frame presentation:style-name="pr6" draw:text-style-name="P4" draw:layer="layout" svg:width="13.97cm" svg:height="6.173cm" svg:x="12.954cm" svg:y="5.334cm" presentation:class="outline" presentation:user-transformed="true">
          <draw:text-box>
            <text:list text:style-name="L2">
              <text:list-header>
                <text:p text:style-name="P3"><text:span text:style-name="T4">In the dependently typed lambda calculus:</text:span></text:p>
              </text:list-header>
              <text:list-item>
                <text:p text:style-name="P3"><text:span text:style-name="T4">Types are terms. That is, type expressions evaluate to first-class values, just like any other expression.</text:span></text:p>
              </text:list-item>
            </text:list>
          </draw:text-box>
        </draw:frame>
        <draw:frame presentation:style-name="pr7" draw:text-style-name="P4" draw:layer="layout" svg:width="12.954cm" svg:height="7.117cm" svg:x="1.778cm" svg:y="12.441cm" presentation:class="outline" presentation:user-transformed="true">
          <draw:text-box>
            <text:list text:style-name="L2">
              <text:list-item>
                <text:p text:style-name="P3"><text:span text:style-name="T4">Types can depend on other terms, including terms that are not types.</text:span></text:p>
              </text:list-item>
              <text:list-item>
                <text:p text:style-name="P3"><text:span text:style-name="T4">These features make dependent typing radically more expressive than simpler, more familiar type systems. </text:span></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5">
        <office:forms form:automatic-focus="false" form:apply-design-mode="false"/>
        <draw:frame presentation:style-name="pr1" draw:layer="layout" svg:width="25.199cm" svg:height="3.506cm" svg:x="1.4cm" svg:y="0.837cm" presentation:class="title">
          <draw:text-box>
            <text:p>Everyone's Favorite Dependent Type Example: Vectors</text:p>
          </draw:text-box>
        </draw:frame>
        <draw:frame presentation:style-name="pr8" draw:text-style-name="P5" draw:layer="layout" svg:width="25.165cm" svg:height="8.468cm" svg:x="1.524cm" svg:y="10.292cm" presentation:class="outline" presentation:user-transformed="true">
          <draw:text-box>
            <text:list text:style-name="L2">
              <text:list-header>
                <text:p><text:span text:style-name="T4">Consider this function signature on a vector of a specified length:</text:span></text:p>
                <text:p><text:span text:style-name="T5"><text:s/></text:span><text:span text:style-name="T6">zipExact (a: Type) (n: Int) (Vec a n) (Vec a n): Vec (a,a) n</text:span></text:p>
                <text:list>
                  <text:list-item>
                    <text:p><text:span text:style-name="T7">Means you combine two vectors of the </text:span><text:span text:style-name="T8">same</text:span><text:span text:style-name="T7"> length (</text:span><text:span text:style-name="T9">n</text:span><text:span text:style-name="T7">) into a vector of </text:span><text:span text:style-name="T9">n</text:span><text:span text:style-name="T7"> pairs (unlike typical </text:span><text:span text:style-name="T9">zip</text:span><text:span text:style-name="T7">, which discards extras)</text:span></text:p>
                  </text:list-item>
                  <text:list-item>
                    <text:p><text:span text:style-name="T7">Note type parameter </text:span><text:span text:style-name="T9">a</text:span><text:span text:style-name="T7"> has the same syntax as non-type parameter </text:span><text:span text:style-name="T9">n</text:span><text:span text:style-name="T10">—</text:span><text:span text:style-name="T7">because all parameters are </text:span><text:span text:style-name="T8">just terms</text:span></text:p>
                  </text:list-item>
                </text:list>
              </text:list-header>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3">
        <office:forms form:automatic-focus="false" form:apply-design-mode="false"/>
        <draw:frame presentation:style-name="pr1" draw:layer="layout" svg:width="25.199cm" svg:height="3.506cm" svg:x="1.4cm" svg:y="0.837cm" presentation:class="title">
          <draw:text-box>
            <text:p>Dependently Typed Function Rules</text:p>
          </draw:text-box>
        </draw:frame>
        <draw:frame presentation:style-name="pr9" draw:text-style-name="P6" draw:layer="layout" svg:width="9.005cm" svg:height="2.198cm" svg:x="0.508cm" svg:y="6.096cm" presentation:class="outline" presentation:user-transformed="true">
          <draw:text-box>
            <text:list text:style-name="L2">
              <text:list-header>
                <text:p><text:span text:style-name="T3">Dependent function type:</text:span></text:p>
              </text:list-header>
            </text:list>
          </draw:text-box>
        </draw:frame>
        <draw:frame draw:style-name="gr2" draw:layer="layout" svg:width="4.02cm" svg:height="0.966cm" svg:x="2.453cm" svg:y="8.344cm" presentation:class="object" presentation:user-transformed="true">
          <draw:object xlink:href="./Object 1" xlink:type="simple" xlink:show="embed" xlink:actuate="onLoad">
            <text:p/>
          </draw:object>
          <draw:image xlink:href="./ObjectReplacements/Object 1" xlink:type="simple" xlink:show="embed" xlink:actuate="onLoad"/>
        </draw:frame>
        <draw:frame draw:style-name="gr2" draw:layer="layout" svg:width="9.324cm" svg:height="2.134cm" svg:x="17.326cm" svg:y="12.845cm" presentation:class="object" presentation:user-transformed="true">
          <draw:object xlink:href="./Object 4" xlink:type="simple" xlink:show="embed" xlink:actuate="onLoad">
            <text:p/>
          </draw:object>
          <draw:image xlink:href="./ObjectReplacements/Object 4" xlink:type="simple" xlink:show="embed" xlink:actuate="onLoad"/>
        </draw:frame>
        <draw:frame presentation:style-name="pr10" draw:text-style-name="P5" draw:layer="layout" svg:width="25.27cm" svg:height="1.889cm" svg:x="1.4cm" svg:y="15.66cm" presentation:class="outline" presentation:user-transformed="true">
          <draw:text-box>
            <text:list text:style-name="L2">
              <text:list-item>
                <text:p><text:span text:style-name="T4">So a function type may contain a nontrivial function of its argument: </text:span></text:p>
              </text:list-item>
            </text:list>
          </draw:text-box>
        </draw:frame>
        <draw:frame presentation:style-name="pr11" draw:text-style-name="P6" draw:layer="layout" svg:width="8.113cm" svg:height="1.524cm" svg:x="1.285cm" svg:y="9.564cm" presentation:class="outline" presentation:user-transformed="true">
          <draw:text-box>
            <text:p/>
          </draw:text-box>
        </draw:frame>
        <draw:frame presentation:style-name="pr12" draw:text-style-name="P6" draw:layer="layout" svg:width="6.389cm" svg:height="5.479cm" svg:x="19.812cm" svg:y="8.636cm" presentation:class="outline" presentation:user-transformed="true">
          <draw:text-box>
            <text:p><text:span text:style-name="T3">Keep in mind that a dependent function type is itself a type:</text:span></text:p>
            <text:p><text:span text:style-name="T3"/></text:p>
          </draw:text-box>
        </draw:frame>
        <draw:frame draw:style-name="gr2" draw:text-style-name="P7" draw:layer="layout" svg:width="3.861cm" svg:height="0.97cm" svg:x="2.489cm" svg:y="10.626cm">
          <draw:object xlink:href="./Object 3" xlink:type="simple" xlink:show="embed" xlink:actuate="onLoad">
            <text:p/>
          </draw:object>
          <draw:image xlink:href="./ObjectReplacements/Object 3" xlink:type="simple" xlink:show="embed" xlink:actuate="onLoad"/>
        </draw:frame>
        <draw:frame presentation:style-name="pr13" draw:text-style-name="P6" draw:layer="layout" svg:width="8.636cm" svg:height="1.182cm" svg:x="0.508cm" svg:y="9.398cm" presentation:class="outline" presentation:user-transformed="true">
          <draw:text-box>
            <text:list text:style-name="L2">
              <text:list-header>
                <text:p><text:span text:style-name="T3">or, equivalently:</text:span></text:p>
              </text:list-header>
            </text:list>
          </draw:text-box>
        </draw:frame>
        <draw:frame presentation:style-name="pr11" draw:text-style-name="P8" draw:layer="layout" svg:width="7.859cm" svg:height="2.075cm" svg:x="1.524cm" svg:y="11.811cm" presentation:class="outline" presentation:user-transformed="true">
          <draw:text-box>
            <text:p><text:span text:style-name="T11">where </text:span><text:span text:style-name="T12">x</text:span><text:span text:style-name="T11"> may appear in the term </text:span><text:span text:style-name="T13">τ</text:span><text:span text:style-name="T14">′</text:span></text:p>
          </draw:text-box>
        </draw:frame>
        <draw:frame presentation:style-name="pr14" draw:text-style-name="P5" draw:layer="layout" svg:width="25.27cm" svg:height="4.285cm" svg:x="1.4cm" svg:y="16.289cm" presentation:class="outline" presentation:user-transformed="true">
          <draw:text-box>
            <text:p/>
          </draw:text-box>
        </draw:frame>
        <draw:frame draw:style-name="gr2" draw:text-style-name="P7" draw:layer="layout" svg:width="4.838cm" svg:height="0.966cm" svg:x="11.499cm" svg:y="17.616cm">
          <draw:object xlink:href="./Object 5" xlink:type="simple" xlink:show="embed" xlink:actuate="onLoad">
            <text:p/>
          </draw:object>
          <draw:image xlink:href="./ObjectReplacements/Object 5" xlink:type="simple" xlink:show="embed" xlink:actuate="onLoad"/>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4T16">
        <office:forms form:automatic-focus="false" form:apply-design-mode="false"/>
        <draw:frame presentation:style-name="pr4" draw:layer="layout" svg:width="25.199cm" svg:height="3.506cm" svg:x="1.4cm" svg:y="0.837cm" presentation:class="title">
          <draw:text-box>
            <text:p>Evaluation during Typechecking:<text:line-break/>Runtime at Compiletime</text:p>
          </draw:text-box>
        </draw:frame>
        <draw:frame draw:style-name="gr2" draw:layer="layout" svg:width="9.454cm" svg:height="2.382cm" svg:x="3.048cm" svg:y="5.238cm" presentation:class="object" presentation:user-transformed="true">
          <draw:object xlink:href="./Object 2" xlink:type="simple" xlink:show="embed" xlink:actuate="onLoad">
            <text:p/>
          </draw:object>
          <draw:image xlink:href="./ObjectReplacements/Object 2" xlink:type="simple" xlink:show="embed" xlink:actuate="onLoad"/>
        </draw:frame>
        <draw:frame presentation:style-name="pr15" draw:text-style-name="P5" draw:layer="layout" svg:width="25.197cm" svg:height="7.553cm" svg:x="1.4cm" svg:y="12.7cm" presentation:class="outline" presentation:user-transformed="true">
          <draw:text-box>
            <text:list text:style-name="L2">
              <text:list-item>
                <text:p text:style-name="P9"><text:span text:style-name="T4">This formulation of the type equivalence rule for dependent types means you must evaluate type expressions while typechecking</text:span></text:p>
              </text:list-item>
              <text:list-item>
                <text:p text:style-name="P9"><text:span text:style-name="T4">Typechecking is usually thought of as a compiletime thing, and evaluation as a runtime thing</text:span></text:p>
              </text:list-item>
              <text:list-item>
                <text:p text:style-name="P9"><text:span text:style-name="T4">Can't just bolt on dependent types to languages whose semantics depend on separation between compiletime and runtime</text:span></text:p>
              </text:list-item>
            </text:list>
          </draw:text-box>
        </draw:frame>
        <draw:frame draw:style-name="gr3" draw:text-style-name="P8" draw:layer="layout" svg:width="12.446cm" svg:height="4.213cm" svg:x="2.54cm" svg:y="7.823cm">
          <draw:text-box>
            <text:p><text:span text:style-name="T11">If, in the environment </text:span><text:span text:style-name="T13">Γ</text:span><text:span text:style-name="T15">,</text:span><text:span text:style-name="T11"> </text:span><text:span text:style-name="T16">e</text:span><text:span text:style-name="T11">'s type evaluates completely to an equivalent type, then </text:span><text:span text:style-name="T16">e</text:span><text:span text:style-name="T11"> is of that type, too</text:span></text:p>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4T16">
        <office:forms form:automatic-focus="false" form:apply-design-mode="false"/>
        <draw:frame presentation:style-name="pr4" draw:layer="layout" svg:width="25.199cm" svg:height="3.506cm" svg:x="1.4cm" svg:y="0.837cm" presentation:class="title">
          <draw:text-box>
            <text:p>Part II: Refinement Types</text:p>
          </draw:text-box>
        </draw:frame>
        <draw:frame presentation:style-name="pr16" draw:text-style-name="P5" draw:layer="layout" svg:width="12.637cm" svg:height="6.61cm" svg:x="13.97cm" svg:y="4.914cm" presentation:class="outline" presentation:user-transformed="true">
          <draw:text-box>
            <text:list text:style-name="L2">
              <text:list-header>
                <text:p><text:span text:style-name="T4">A refinement type (or subset type) includes a proposition </text:span><text:span text:style-name="T12">p</text:span><text:span text:style-name="T4">:</text:span></text:p>
                <text:p><text:span text:style-name="T4"><text:s text:c="13"/></text:span><text:span text:style-name="T17">{ x : </text:span><text:span text:style-name="T18">τ | p }</text:span></text:p>
                <text:p><text:span text:style-name="T4">where </text:span><text:span text:style-name="T12">p</text:span><text:span text:style-name="T4"> may refer to </text:span><text:span text:style-name="T12">x</text:span><text:span text:style-name="T4">, and </text:span><text:span text:style-name="T12">x</text:span><text:span text:style-name="T4"> belongs to the type if </text:span><text:span text:style-name="T12">p</text:span><text:span text:style-name="T4"> holds</text:span></text:p>
              </text:list-header>
            </text:list>
          </draw:text-box>
        </draw:frame>
        <draw:frame presentation:style-name="pr16" draw:text-style-name="P5" draw:layer="layout" svg:width="24.892cm" svg:height="6.978cm" svg:x="1.778cm" svg:y="12.446cm" presentation:class="outline" presentation:user-transformed="true">
          <draw:text-box>
            <text:list text:style-name="L2">
              <text:list-header>
                <text:p text:style-name="P9"><text:span text:style-name="T4">Refinement types let you say anything allowed by the language for propositions. This can be quite expressive, if verbose:</text:span></text:p>
                <text:p text:style-name="P9"><text:span text:style-name="T5"/></text:p>
                <text:p text:style-name="P9"><text:span text:style-name="T7"><text:s text:c="3"/></text:span><text:span text:style-name="T6">sqrt: { x: Double | x </text:span><text:span text:style-name="T19">≥ 0.0 } →</text:span></text:p>
                <text:p text:style-name="P9"><text:span text:style-name="T19"><text:s text:c="21"/></text:span><text:span text:style-name="T19">{ r: Double | if x &lt; 0.999 then r </text:span><text:span text:style-name="T20">≥</text:span><text:span text:style-name="T19"> x</text:span></text:p>
                <text:p text:style-name="P9"><text:span text:style-name="T19"><text:s text:c="24"/></text:span><text:span text:style-name="T20"><text:s text:c="17"/></text:span><text:span text:style-name="T20">else if x &gt; 1.001 then r &lt; x</text:span></text:p>
              </text:list-header>
            </text:list>
            <text:p><text:span text:style-name="T20"><text:s text:c="46"/></text:span><text:span text:style-name="T20">else 0.999 &lt; r &lt; 1.001 }</text:span></text:p>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4T16">
        <office:forms form:automatic-focus="false" form:apply-design-mode="false"/>
        <draw:frame presentation:style-name="pr1" draw:layer="layout" svg:width="25.199cm" svg:height="3.506cm" svg:x="1.4cm" svg:y="0.837cm" presentation:class="title">
          <draw:text-box>
            <text:p>Expressiveness of Refinement Types</text:p>
          </draw:text-box>
        </draw:frame>
        <draw:frame presentation:style-name="pr16" draw:text-style-name="P6" draw:layer="layout" svg:width="15.364cm" svg:height="7.387cm" svg:x="1.4cm" svg:y="4.914cm" presentation:class="outline" presentation:user-transformed="true">
          <draw:text-box>
            <text:list text:style-name="L2">
              <text:list-item>
                <text:p><text:span text:style-name="T3">Refinement types let you refer to characteristics not explicitly declared as part of a base type </text:span></text:p>
              </text:list-item>
              <text:list-item>
                <text:p><text:span text:style-name="T21">length</text:span><text:span text:style-name="T22"> below is not a parameter to the </text:span><text:span text:style-name="T21">List</text:span><text:span text:style-name="T22"> constructor (contrast with </text:span><text:span text:style-name="T21">Vec</text:span><text:span text:style-name="T22"> in dependent type example earlier):</text:span></text:p>
              </text:list-item>
            </text:list>
          </draw:text-box>
        </draw:frame>
        <draw:frame presentation:style-name="pr17" draw:text-style-name="P10" draw:layer="layout" svg:width="25.197cm" svg:height="6.317cm" svg:x="1.4cm" svg:y="12.954cm" presentation:class="outline" presentation:user-transformed="true">
          <draw:text-box>
            <text:list text:style-name="L2">
              <text:list-header>
                <text:p text:style-name="P9"><text:span text:style-name="T6"><text:s text:c="4"/></text:span><text:span text:style-name="T6">zipExact</text:span></text:p>
                <text:p text:style-name="P9"><text:span text:style-name="T6"><text:s text:c="8"/></text:span><text:span text:style-name="T6">(a: Type) (aa: List a)</text:span></text:p>
                <text:p text:style-name="P9"><text:span text:style-name="T6"><text:s text:c="8"/></text:span><text:span text:style-name="T6">{ aaa: List a | length aa = length aaa }:</text:span></text:p>
                <text:p text:style-name="P9"><text:span text:style-name="T6"><text:s text:c="12"/></text:span><text:span text:style-name="T6">{ result: List (a,a)</text:span><text:span text:style-name="T3"> </text:span><text:span text:style-name="T21">| length result = length aa }</text:span></text:p>
                <text:p text:style-name="P9"><text:span text:style-name="T3"/></text:p>
              </text:list-header>
              <text:list-item>
                <text:p text:style-name="P9"><text:span text:style-name="T3">Put all your tests into your types?</text:span></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4T16">
        <office:forms form:automatic-focus="false" form:apply-design-mode="false"/>
        <draw:frame presentation:style-name="pr1" draw:layer="layout" svg:width="25.199cm" svg:height="3.506cm" svg:x="1.4cm" svg:y="0.837cm" presentation:class="title">
          <draw:text-box>
            <text:p>OMG, Subtyping</text:p>
          </draw:text-box>
        </draw:frame>
        <draw:frame presentation:style-name="pr16" draw:text-style-name="P5" draw:layer="layout" svg:width="14.602cm" svg:height="9.143cm" svg:x="1.4cm" svg:y="4.826cm" presentation:class="outline" presentation:user-transformed="true">
          <draw:text-box>
            <text:list text:style-name="L2">
              <text:list-item>
                <text:p><text:span text:style-name="T4">Dependent types don't need subtyping to be useful, but...</text:span></text:p>
              </text:list-item>
              <text:list-item>
                <text:p><text:span text:style-name="T4">Refinement types would be stupid without subtyping</text:span></text:p>
              </text:list-item>
              <text:list-item>
                <text:p><text:span text:style-name="T4">If </text:span><text:span text:style-name="T9">A &lt;: B</text:span><text:span text:style-name="T4"> and </text:span><text:span text:style-name="T9">x: A</text:span><text:span text:style-name="T4">, then </text:span><text:span text:style-name="T9">x: B</text:span></text:p>
              </text:list-item>
              <text:list-item>
                <text:p><text:span text:style-name="T4">Refinement type subtyping is defined by implication of propositions:</text:span></text:p>
              </text:list-item>
            </text:list>
          </draw:text-box>
        </draw:frame>
        <draw:frame presentation:style-name="pr18" draw:text-style-name="P11" draw:layer="layout" svg:width="13.078cm" svg:height="4.611cm" svg:x="1.4cm" svg:y="14.478cm" presentation:class="outline" presentation:user-transformed="true">
          <draw:text-box>
            <text:p><text:span text:style-name="T17"><text:s text:c="6"/></text:span><text:span text:style-name="T17">{ x : </text:span><text:span text:style-name="T18">τ | p } &lt;: {</text:span><text:span text:style-name="T17"> x : </text:span><text:span text:style-name="T23">τ | q }</text:span></text:p>
            <text:p><text:span text:style-name="T23"><text:s text:c="4"/></text:span><text:span text:style-name="T23">i</text:span><text:span text:style-name="T10">ff</text:span></text:p>
            <text:p><text:span text:style-name="T23"><text:s text:c="6"/></text:span><text:span text:style-name="T18">∀</text:span><text:span text:style-name="T18">x∊τ, p → q.</text:span></text:p>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16">
        <office:forms form:automatic-focus="false" form:apply-design-mode="false"/>
        <draw:frame presentation:style-name="pr1" draw:layer="layout" svg:width="25.199cm" svg:height="3.506cm" svg:x="1.4cm" svg:y="0.837cm" presentation:class="title">
          <draw:text-box>
            <text:p>Refinement Subtyping</text:p>
          </draw:text-box>
        </draw:frame>
        <draw:frame presentation:style-name="pr16" draw:text-style-name="P11" draw:layer="layout" svg:width="18.158cm" svg:height="6.98cm" svg:x="1.4cm" svg:y="4.914cm" presentation:class="outline" presentation:user-transformed="true">
          <draw:text-box>
            <text:p><text:span text:style-name="T17"><text:s text:c="4"/></text:span><text:span text:style-name="T17"><text:tab/></text:span><text:span text:style-name="T17"> <text:s text:c="8"/></text:span><text:span text:style-name="T17">{ x: Int | positive x </text:span><text:span text:style-name="T18">∧ odd x }</text:span></text:p>
            <text:p><text:span text:style-name="T24"><text:s text:c="30"/></text:span><text:span text:style-name="T24">is a subtype of</text:span></text:p>
            <text:list text:style-name="L2">
              <text:list-header>
                <text:p><text:span text:style-name="T23">{ x: Int | positive x } </text:span><text:span text:style-name="T10">and</text:span><text:span text:style-name="T23"> { x: Int | odd x }</text:span></text:p>
                <text:p><text:span text:style-name="T10"><text:s text:c="19"/></text:span><text:span text:style-name="T10">which are subtypes of</text:span></text:p>
                <text:p><text:span text:style-name="T18"><text:s text:c="10"/></text:span><text:span text:style-name="T18">{ x: Int | positive x </text:span><text:span text:style-name="T23">∨ odd x }</text:span></text:p>
              </text:list-header>
            </text:list>
          </draw:text-box>
        </draw:frame>
        <draw:frame presentation:style-name="pr19" draw:text-style-name="P11" draw:layer="layout" svg:width="25.197cm" svg:height="5.905cm" svg:x="1.453cm" svg:y="13.705cm" presentation:class="outline" presentation:user-transformed="true">
          <draw:text-box>
            <text:list text:style-name="L2">
              <text:list-item>
                <text:p><text:span text:style-name="T11">Given</text:span><text:span text:style-name="T17"> </text:span><text:span text:style-name="T9">f { n: Int | odd n }: Int</text:span><text:span text:style-name="T11">, should allow </text:span><text:span text:style-name="T9">f (2 * n + 1)</text:span><text:span text:style-name="T17"> </text:span><text:span text:style-name="T25">for any </text:span><text:span text:style-name="T12">Int n</text:span><text:span text:style-name="T26"> (as a rule, infer the most specific type possible)</text:span></text:p>
              </text:list-item>
              <text:list-item>
                <text:p><text:span text:style-name="T25">Requires typechecker to prove all sorts of interesting properties about integers</text:span></text:p>
              </text:list-item>
              <text:list-item>
                <text:p><text:span text:style-name="T25">You can't build a system that can prove every proposition!</text:span></text:p>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5">
        <office:forms form:automatic-focus="false" form:apply-design-mode="false"/>
        <draw:frame presentation:style-name="pr1" draw:layer="layout" svg:width="25.199cm" svg:height="3.506cm" svg:x="1.4cm" svg:y="0.837cm" presentation:class="title">
          <draw:text-box>
            <text:p>Saying Too Much</text:p>
          </draw:text-box>
        </draw:frame>
        <draw:frame presentation:style-name="pr20" draw:text-style-name="P5" draw:layer="layout" svg:width="12.296cm" svg:height="3.214cm" svg:x="1.4cm" svg:y="4.914cm" presentation:class="outline" presentation:user-transformed="true">
          <draw:text-box>
            <text:list text:style-name="L2">
              <text:list-item>
                <text:p><text:span text:style-name="T4">Refinement types let you express a lot, and smart compilers can infer a lot</text:span></text:p>
              </text:list-item>
            </text:list>
          </draw:text-box>
        </draw:frame>
        <draw:frame presentation:style-name="pr5" draw:text-style-name="P5" draw:layer="layout" svg:width="12.296cm" svg:height="13.859cm" svg:x="14.311cm" svg:y="4.914cm" presentation:class="outline" presentation:user-transformed="true">
          <draw:text-box>
            <text:list text:style-name="L4">
              <text:list-item>
                <text:p><text:span text:style-name="T4">In their 1991 paper that introduced the term </text:span><text:span text:style-name="T27">“</text:span><text:span text:style-name="T4">refinement type</text:span><text:span text:style-name="T27">”</text:span><text:span text:style-name="T4">, Freeman and Pfenning infer this type for addition on bitstrings:</text:span></text:p>
              </text:list-item>
            </text:list>
            <text:p text:style-name="P12"><text:span text:style-name="T28">?e →</text:span><text:span text:style-name="T29"> </text:span><text:span text:style-name="T28">?e →</text:span><text:span text:style-name="T29"> </text:span><text:span text:style-name="T28">?e </text:span><text:span text:style-name="T29">^</text:span></text:p>
            <text:p text:style-name="P12"><text:span text:style-name="T28">?e →</text:span><text:span text:style-name="T29"> </text:span><text:span text:style-name="T28">stdpos →</text:span><text:span text:style-name="T29"> </text:span><text:span text:style-name="T28">stdpos </text:span><text:span text:style-name="T29">^</text:span></text:p>
            <text:p text:style-name="P12"><text:span text:style-name="T28">?e →</text:span><text:span text:style-name="T29"> </text:span><text:span text:style-name="T28">std →</text:span><text:span text:style-name="T29"> </text:span><text:span text:style-name="T28">std </text:span><text:span text:style-name="T29">^</text:span></text:p>
            <text:p text:style-name="P12"><text:span text:style-name="T28">?e →</text:span><text:span text:style-name="T29"> </text:span><text:span text:style-name="T28">bitstr →</text:span><text:span text:style-name="T29"> </text:span><text:span text:style-name="T28">bitstr </text:span><text:span text:style-name="T29">^</text:span></text:p>
            <text:p text:style-name="P12"><text:span text:style-name="T28">stdpos→</text:span><text:span text:style-name="T29"> </text:span><text:span text:style-name="T28">?e →</text:span><text:span text:style-name="T29"> </text:span><text:span text:style-name="T28">stdpos </text:span><text:span text:style-name="T29">^</text:span></text:p>
            <text:p text:style-name="P12"><text:span text:style-name="T28">stdpos→</text:span><text:span text:style-name="T29"> </text:span><text:span text:style-name="T28">stdpos →</text:span><text:span text:style-name="T29"> </text:span><text:span text:style-name="T28">stdpos </text:span><text:span text:style-name="T29">^</text:span></text:p>
            <text:p text:style-name="P12"><text:span text:style-name="T28">stdpos→</text:span><text:span text:style-name="T29"> </text:span><text:span text:style-name="T28">std →</text:span><text:span text:style-name="T29"> </text:span><text:span text:style-name="T28">stdpos </text:span><text:span text:style-name="T29">^</text:span></text:p>
            <text:p text:style-name="P12"><text:span text:style-name="T28">stdpos→</text:span><text:span text:style-name="T29"> </text:span><text:span text:style-name="T28">bitstr →</text:span><text:span text:style-name="T29"> </text:span><text:span text:style-name="T28">bitstr </text:span><text:span text:style-name="T29">^</text:span></text:p>
            <text:p text:style-name="P12"><text:span text:style-name="T28">std →</text:span><text:span text:style-name="T29"> </text:span><text:span text:style-name="T28">?e →</text:span><text:span text:style-name="T29"> </text:span><text:span text:style-name="T28">std </text:span><text:span text:style-name="T29">^</text:span></text:p>
            <text:p text:style-name="P12"><text:span text:style-name="T28">std →</text:span><text:span text:style-name="T29"> </text:span><text:span text:style-name="T28">stdpos →</text:span><text:span text:style-name="T29"> </text:span><text:span text:style-name="T28">stdpos </text:span><text:span text:style-name="T29">^</text:span></text:p>
            <text:p text:style-name="P12"><text:span text:style-name="T28">std →</text:span><text:span text:style-name="T29"> </text:span><text:span text:style-name="T28">std →</text:span><text:span text:style-name="T29"> </text:span><text:span text:style-name="T28">std </text:span><text:span text:style-name="T29">^</text:span></text:p>
            <text:p text:style-name="P12"><text:span text:style-name="T28">std →</text:span><text:span text:style-name="T29"> </text:span><text:span text:style-name="T28">bitstr →</text:span><text:span text:style-name="T29"> </text:span><text:span text:style-name="T28">bitstr </text:span><text:span text:style-name="T29">^</text:span></text:p>
            <text:p text:style-name="P12"><text:span text:style-name="T28">bitstr→</text:span><text:span text:style-name="T29"> </text:span><text:span text:style-name="T28">?e →</text:span><text:span text:style-name="T29"> </text:span><text:span text:style-name="T28">bitstr </text:span><text:span text:style-name="T29">^</text:span></text:p>
            <text:p text:style-name="P12"><text:span text:style-name="T28">bitstr→</text:span><text:span text:style-name="T29"> </text:span><text:span text:style-name="T28">stdpos →</text:span><text:span text:style-name="T29"> </text:span><text:span text:style-name="T28">bitstr </text:span><text:span text:style-name="T29">^</text:span></text:p>
            <text:p text:style-name="P12"><text:span text:style-name="T28">bitstr→</text:span><text:span text:style-name="T29"> </text:span><text:span text:style-name="T28">std →</text:span><text:span text:style-name="T29"> </text:span><text:span text:style-name="T28">bitstr </text:span><text:span text:style-name="T29">^</text:span></text:p>
            <text:p text:style-name="P12"><text:span text:style-name="T28">bitstr→</text:span><text:span text:style-name="T29"> </text:span><text:span text:style-name="T28">bitstr →</text:span><text:span text:style-name="T29"> </text:span><text:span text:style-name="T28">bitstr</text:span></text:p>
          </draw:text-box>
        </draw:frame>
        <draw:frame presentation:style-name="pr21" draw:text-style-name="P5" draw:layer="layout" svg:width="11.808cm" svg:height="3.722cm" svg:x="1.4cm" svg:y="15.24cm" presentation:class="outline" presentation:user-transformed="true">
          <draw:text-box>
            <text:list text:style-name="L2">
              <text:list-item>
                <text:p><text:span text:style-name="T4">Would you want to see a type like the one on the right in an error message?</text:span></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5T12">
        <office:forms form:automatic-focus="false" form:apply-design-mode="false"/>
        <draw:frame presentation:style-name="pr1" draw:layer="layout" svg:width="25.199cm" svg:height="3.506cm" svg:x="1.4cm" svg:y="0.837cm" presentation:class="title">
          <draw:text-box>
            <text:p>Blackbox vs. Whitebox</text:p>
          </draw:text-box>
        </draw:frame>
        <draw:frame presentation:style-name="pr5" draw:text-style-name="P5" draw:layer="layout" svg:width="13.312cm" svg:height="14.68cm" svg:x="1.42cm" svg:y="3.81cm" presentation:class="outline" presentation:user-transformed="true">
          <draw:text-box>
            <text:list text:style-name="L2">
              <text:list-item>
                <text:p><text:span text:style-name="T4">When typechecking a function </text:span><text:span text:style-name="T9">f</text:span><text:span text:style-name="T30">, a compiler for a simpler type system looks only at the type signature for functions invoked by </text:span><text:span text:style-name="T9">f</text:span><text:span text:style-name="T24">—the other functions are black boxes</text:span></text:p>
              </text:list-item>
              <text:list-item>
                <text:p><text:span text:style-name="T24">When a system like Coq tries to prove something like </text:span><text:span text:style-name="T31">forall x: Nat, f x = g x</text:span><text:span text:style-name="T24">, it uses the implementations of </text:span><text:span text:style-name="T31">f</text:span><text:span text:style-name="T24"> and </text:span><text:span text:style-name="T31">g</text:span><text:span text:style-name="T10">—t</text:span><text:span text:style-name="T24">he functions are white boxes</text:span></text:p>
              </text:list-item>
              <text:list-item>
                <text:p><text:span text:style-name="T24">Functions invoked during typechecking are effectively <text:s/>white boxes to the typechecker</text:span></text:p>
              </text:list-item>
            </text:list>
          </draw:text-box>
        </draw:frame>
        <draw:frame presentation:style-name="pr22" draw:text-style-name="P5" draw:layer="layout" svg:width="11.113cm" svg:height="7.659cm" svg:x="15.494cm" svg:y="11.391cm" presentation:class="outline" presentation:user-transformed="true">
          <draw:text-box>
            <text:list text:style-name="L2">
              <text:list-item>
                <text:p><text:span text:style-name="T4">What color box is this?</text:span></text:p>
                <text:p text:style-name="P9"><text:span text:style-name="T17">odd:</text:span></text:p>
                <text:p text:style-name="P9"><text:span text:style-name="T17"><text:s text:c="3"/></text:span><text:span text:style-name="T17">(n: Nat) </text:span><text:span text:style-name="T18">→</text:span></text:p>
                <text:p text:style-name="P9"><text:span text:style-name="T18"><text:s text:c="6"/></text:span><text:span text:style-name="T18">{ r: Bool |</text:span></text:p>
                <text:p text:style-name="P9"><text:span text:style-name="T18"><text:s text:c="9"/></text:span><text:span text:style-name="T18">r = (n % 2 = 1) }</text:span></text:p>
                <text:p text:style-name="P9"><text:span text:style-name="T18"/></text:p>
                <text:p text:style-name="P9"><text:span text:style-name="T18">odd n := n % 2 = 1</text:span></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1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4T16">
        <office:forms form:automatic-focus="false" form:apply-design-mode="false"/>
        <draw:frame presentation:style-name="pr1" draw:layer="layout" svg:width="25.199cm" svg:height="3.506cm" svg:x="1.4cm" svg:y="0.837cm" presentation:class="title">
          <draw:text-box>
            <text:p>Booleans vs. Propositions</text:p>
          </draw:text-box>
        </draw:frame>
        <draw:frame presentation:style-name="pr16" draw:text-style-name="P5" draw:layer="layout" svg:width="14.415cm" svg:height="6.61cm" svg:x="12.192cm" svg:y="4.914cm" presentation:class="outline" presentation:user-transformed="true">
          <draw:text-box>
            <text:list text:style-name="L2">
              <text:list-item>
                <text:p><text:span text:style-name="T4">There is a conceptual difference between boolean expressions (that compute a value) and propositions (that can be proven or disproven)</text:span></text:p>
              </text:list-item>
              <text:list-item>
                <text:p><text:span text:style-name="T4">Boolean expressions are blackbox, propositions whitebox</text:span></text:p>
              </text:list-item>
            </text:list>
          </draw:text-box>
        </draw:frame>
        <draw:frame presentation:style-name="pr23" draw:text-style-name="P5" draw:layer="layout" svg:width="25.197cm" svg:height="6.164cm" svg:x="1.4cm" svg:y="12.954cm" presentation:class="outline" presentation:user-transformed="true">
          <draw:text-box>
            <text:list text:style-name="L2">
              <text:list-item>
                <text:p><text:span text:style-name="T4">In most implementations of refinement types, propositions (which appear in refinements) are syntactically similar to boolean expressions (unlike, say, in Coq)</text:span></text:p>
              </text:list-item>
              <text:list-item>
                <text:p><text:span text:style-name="T4">In some formulations of propositions, ordinary boolean expressions may be supplemented by quantification and implication</text:span></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1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3">
        <office:forms form:automatic-focus="false" form:apply-design-mode="false"/>
        <draw:frame presentation:style-name="pr1" draw:layer="layout" svg:width="25.199cm" svg:height="3.506cm" svg:x="1.4cm" svg:y="0.837cm" presentation:class="title">
          <draw:text-box>
            <text:p>Typechecking Perils</text:p>
          </draw:text-box>
        </draw:frame>
        <draw:frame presentation:style-name="pr24" draw:text-style-name="P5" draw:layer="layout" svg:width="11.3cm" svg:height="9.51cm" svg:x="1.4cm" svg:y="8.778cm" presentation:class="outline" presentation:user-transformed="true">
          <draw:text-box>
            <text:list text:style-name="L2">
              <text:list-item>
                <text:p><text:span text:style-name="T4">Evaluation during typechecking in dependent types might not terminate, or might throw an exception</text:span></text:p>
              </text:list-item>
              <text:list-item>
                <text:p><text:span text:style-name="T4">What to do if unable to prove an obviously true implication in refinement <text:s/>subtype checking?</text:span></text:p>
              </text:list-item>
            </text:list>
          </draw:text-box>
        </draw:frame>
        <draw:frame presentation:style-name="pr25" draw:text-style-name="P5" draw:layer="layout" svg:width="25.4cm" svg:height="3.332cm" svg:x="1.324cm" svg:y="4.92cm" presentation:class="outline" presentation:user-transformed="true">
          <draw:text-box>
            <text:list text:style-name="L2">
              <text:list-item>
                <text:p><text:span text:style-name="T4">Fancy type systems can fail in confusing ways</text:span></text:p>
              </text:list-item>
              <text:list-item>
                <text:p><text:span text:style-name="T4">Compilers have to know their limits and describe what happened when they've failed in terms programmers understand</text:span></text:p>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3">
        <office:forms form:automatic-focus="false" form:apply-design-mode="false"/>
        <draw:frame presentation:style-name="pr1" draw:layer="layout" svg:width="25.199cm" svg:height="3.506cm" svg:x="1.4cm" svg:y="0.837cm" presentation:class="title">
          <draw:text-box>
            <text:p>Soundness vs. Completeness</text:p>
          </draw:text-box>
        </draw:frame>
        <draw:frame presentation:style-name="pr5" draw:text-style-name="P5" draw:layer="layout" svg:width="12.296cm" svg:height="14.714cm" svg:x="14.311cm" svg:y="4.914cm" presentation:class="outline" presentation:user-transformed="true">
          <draw:text-box>
            <text:list text:style-name="L2">
              <text:list-item>
                <text:p><text:span text:style-name="T4">A </text:span><text:span text:style-name="T32">sound</text:span><text:span text:style-name="T4"> type system disallows all illegal programs (programs that might have type errors at runtime)</text:span></text:p>
              </text:list-item>
              <text:list-item>
                <text:p><text:span text:style-name="T4">A </text:span><text:span text:style-name="T8">complete</text:span><text:span text:style-name="T33"> type system allows all legal programs (programs that might not have type errors at runtime)</text:span></text:p>
              </text:list-item>
              <text:list-item>
                <text:p><text:span text:style-name="T33">For simpler type systems, we err on the side of soundness</text:span></text:p>
              </text:list-item>
              <text:list-item>
                <text:p><text:span text:style-name="T33">But for more complicated type systems, that disallows too many obviously valid programs</text:span></text:p>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3">
        <office:forms form:automatic-focus="false" form:apply-design-mode="false"/>
        <draw:frame presentation:style-name="pr1" draw:layer="layout" svg:width="25.199cm" svg:height="3.506cm" svg:x="1.4cm" svg:y="0.837cm" presentation:class="title">
          <draw:text-box>
            <text:p>Aside: Building Refinement Types from Dependent Types</text:p>
          </draw:text-box>
        </draw:frame>
        <draw:frame presentation:style-name="pr26" draw:text-style-name="P5" draw:layer="layout" svg:width="12.143cm" svg:height="7.851cm" svg:x="1.346cm" svg:y="11.516cm" presentation:class="outline" presentation:user-transformed="true">
          <draw:text-box>
            <text:list text:style-name="L2">
              <text:list-item>
                <text:p><text:span text:style-name="T24">Whether it is better to do this or make refinement types primitive depends on whether the compiler is smart enough to make sense of this definition, and give useful error messages for refinement type errors</text:span></text:p>
              </text:list-item>
            </text:list>
          </draw:text-box>
        </draw:frame>
        <draw:frame presentation:style-name="pr27" draw:text-style-name="P5" draw:layer="layout" svg:width="25.207cm" svg:height="6.35cm" svg:x="1.401cm" svg:y="4.572cm" presentation:class="outline" presentation:user-transformed="true">
          <draw:text-box>
            <text:list text:style-name="L2">
              <text:list-item>
                <text:p><text:span text:style-name="T4">If you add a notion of subtyping to dependent type rules, you can build refinement types directly:</text:span></text:p>
                <text:p text:style-name="P9"><text:span text:style-name="T17"><text:s text:c="13"/></text:span><text:span text:style-name="T17">refine (T: Type) (pred: T </text:span><text:span text:style-name="T18">→ Bool): Type =</text:span></text:p>
              </text:list-item>
            </text:list>
            <text:p><text:span text:style-name="T18"><text:s text:c="23"/></text:span><text:span text:style-name="T18">(x: T) </text:span><text:span text:style-name="T23">→ (</text:span><text:span text:style-name="T18">if pred x then T else ⊥)</text:span></text:p>
            <text:list text:style-name="L4">
              <text:list-header>
                <text:p><text:span text:style-name="T24">(where </text:span><text:span text:style-name="T34">⊥</text:span><text:span text:style-name="T24"> is the uninhabited bottom type)</text:span></text:p>
              </text:list-header>
            </text:list>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6T0">
        <office:forms form:automatic-focus="false" form:apply-design-mode="false"/>
        <draw:frame presentation:style-name="pr28" draw:layer="layout" svg:width="25.199cm" svg:height="6.604cm" svg:x="1.4cm" svg:y="12.783cm" presentation:class="title" presentation:user-transformed="true">
          <draw:text-box>
            <text:p text:style-name="P14">First Interlude: or,<text:line-break/>Despair Is a Viable Option,<text:line-break/>But Not the Only One</text:p>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7T18">
        <office:forms form:automatic-focus="false" form:apply-design-mode="false"/>
        <draw:frame presentation:style-name="pr4" draw:layer="layout" svg:width="25.199cm" svg:height="3.506cm" svg:x="1.4cm" svg:y="0.837cm" presentation:class="title">
          <draw:text-box>
            <text:p>Mathematicians Are from Vulcan,<text:line-break/>Engineers Are from Qo'noS</text:p>
          </draw:text-box>
        </draw:frame>
        <draw:frame presentation:style-name="pr16" draw:text-style-name="P5" draw:layer="layout" svg:width="12.296cm" svg:height="6.663cm" svg:x="14.311cm" svg:y="12.153cm" presentation:class="outline" presentation:user-transformed="true">
          <draw:text-box>
            <text:list text:style-name="L2">
              <text:list-item>
                <text:p><text:span text:style-name="T4">Type annotations tell other engineers what I mean</text:span></text:p>
              </text:list-item>
              <text:list-item>
                <text:p><text:span text:style-name="T4">Proofs are a lot of work. Sometimes they can wait</text:span></text:p>
              </text:list-item>
              <text:list-item>
                <text:p><text:span text:style-name="T4">The type system should let me fake it through the demo</text:span></text:p>
              </text:list-item>
            </text:list>
          </draw:text-box>
        </draw:frame>
        <draw:frame presentation:style-name="pr16" draw:text-style-name="P5" draw:layer="layout" svg:width="12.296cm" svg:height="6.663cm" svg:x="1.4cm" svg:y="12.153cm" presentation:class="outline" presentation:user-transformed="true">
          <draw:text-box>
            <text:list text:style-name="L2">
              <text:list-item>
                <text:p><text:span text:style-name="T4">Type annotations tell the compiler what I want to prove</text:span></text:p>
              </text:list-item>
              <text:list-item>
                <text:p><text:span text:style-name="T4">Programming without proving is pointless</text:span></text:p>
              </text:list-item>
              <text:list-item>
                <text:p><text:span text:style-name="T4">Runtime type errors are illogical</text:span></text:p>
              </text:list-item>
            </text:list>
          </draw:text-box>
        </draw:frame>
        <presentation:notes draw:style-name="dp2">
          <draw:page-thumbnail draw:style-name="gr1" draw:layer="layout" svg:width="13.968cm" svg:height="10.476cm" svg:x="3.81cm" svg:y="2.123cm" draw:page-number="18" presentation:class="page"/>
          <draw:frame presentation:style-name="pr3" draw:text-style-name="P1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3">
        <office:forms form:automatic-focus="false" form:apply-design-mode="false"/>
        <draw:frame presentation:style-name="pr1" draw:layer="layout" svg:width="25.199cm" svg:height="3.506cm" svg:x="1.4cm" svg:y="0.837cm" presentation:class="title">
          <draw:text-box>
            <text:p>Deciding about Undecidability</text:p>
          </draw:text-box>
        </draw:frame>
        <draw:frame presentation:style-name="pr29" draw:text-style-name="P5" draw:layer="layout" svg:width="8.113cm" svg:height="8.052cm" svg:x="18.386cm" svg:y="11.108cm" presentation:class="outline" presentation:user-transformed="true">
          <draw:text-box>
            <text:list text:style-name="L2">
              <text:list-item>
                <text:p><text:span text:style-name="T4">Perform runtime checks of everything that can't be proven at compiletime</text:span></text:p>
              </text:list-item>
              <text:list-item>
                <text:p><text:span text:style-name="T4">Is a type system still sound if it can throw type errors?</text:span></text:p>
              </text:list-item>
            </text:list>
          </draw:text-box>
        </draw:frame>
        <draw:frame presentation:style-name="pr29" draw:text-style-name="P5" draw:layer="layout" svg:width="8.113cm" svg:height="7.841cm" svg:x="10.025cm" svg:y="11.209cm" presentation:class="outline" presentation:user-transformed="true">
          <draw:text-box>
            <text:list text:style-name="L2">
              <text:list-item>
                <text:p><text:span text:style-name="T4">Rely on the programmer to prove anything the compiler can't</text:span></text:p>
              </text:list-item>
              <text:list-item>
                <text:p><text:span text:style-name="T4">Can your average programmer prove theorems?</text:span></text:p>
              </text:list-item>
            </text:list>
          </draw:text-box>
        </draw:frame>
        <draw:frame presentation:style-name="pr30" draw:text-style-name="P5" draw:layer="layout" svg:width="8.113cm" svg:height="7.587cm" svg:x="1.4cm" svg:y="11.176cm" presentation:class="outline" presentation:user-transformed="true">
          <draw:text-box>
            <text:list text:style-name="L2">
              <text:list-item>
                <text:p><text:span text:style-name="T4">Allow only types simple enough that the compiler can check them automatically</text:span></text:p>
              </text:list-item>
              <text:list-item>
                <text:p><text:span text:style-name="T4">Not so bad? SMT solvers, etc. </text:span></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5">
        <office:forms form:automatic-focus="false" form:apply-design-mode="false"/>
        <draw:frame presentation:style-name="pr1" draw:layer="layout" svg:width="25.199cm" svg:height="3.506cm" svg:x="1.4cm" svg:y="0.837cm" presentation:class="title">
          <draw:text-box>
            <text:p>Part III: Contracts and the Alternate Universe of Runtime Type Checking</text:p>
          </draw:text-box>
        </draw:frame>
        <draw:frame presentation:style-name="pr31" draw:text-style-name="P5" draw:layer="layout" svg:width="7.744cm" svg:height="14.39cm" svg:x="1.146cm" svg:y="4.914cm" presentation:class="outline" presentation:user-transformed="true">
          <draw:text-box>
            <text:list text:style-name="L2">
              <text:list-item>
                <text:p><text:span text:style-name="T4">Eiffel (1992): compiletime OO typechecking supplemented by contracts</text:span></text:p>
              </text:list-item>
              <text:list-item>
                <text:p><text:span text:style-name="T4">Contracts are </text:span><text:span text:style-name="T32">part of the type</text:span><text:span text:style-name="T4"> of functions</text:span></text:p>
              </text:list-item>
              <text:list-item>
                <text:p><text:span text:style-name="T4">Assert statements are also runtime checks, but </text:span><text:span text:style-name="T32">not</text:span><text:span text:style-name="T4"> part of a function type</text:span></text:p>
              </text:list-item>
            </text:list>
          </draw:text-box>
        </draw:frame>
        <draw:frame presentation:style-name="pr32" draw:text-style-name="P5" draw:layer="layout" svg:width="11.43cm" svg:height="15.391cm" svg:x="15.494cm" svg:y="4.937cm" presentation:class="outline" presentation:user-transformed="true">
          <draw:text-box>
            <text:list text:style-name="L2">
              <text:list-item>
                <text:p><text:span text:style-name="T4">Conceptually, contracts look just like refinement types:</text:span></text:p>
                <text:p><text:span text:style-name="T17"><text:s text:c="10"/></text:span><text:span text:style-name="T17">{ x : </text:span><text:span text:style-name="T23">τ | p }</text:span></text:p>
                <text:p><text:span text:style-name="T23">but </text:span><text:span text:style-name="T34">p</text:span><text:span text:style-name="T10"> is always a boolean expression to evaluate at runtime, not a proposition</text:span></text:p>
              </text:list-item>
              <text:list-item>
                <text:p><text:span text:style-name="T10">Function contracts are covariant in return type and contravariant in parameter type</text:span></text:p>
              </text:list-item>
              <text:list-item>
                <text:p><text:span text:style-name="T10">Eiffel actually got function contract type variance right!</text:span></text:p>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5">
        <office:forms form:automatic-focus="false" form:apply-design-mode="false"/>
        <draw:frame presentation:style-name="pr1" draw:layer="layout" svg:width="25.199cm" svg:height="3.506cm" svg:x="1.4cm" svg:y="0.837cm" presentation:class="title">
          <draw:text-box>
            <text:p>Baseless Contracts and Runtime-Only Typechecking</text:p>
          </draw:text-box>
        </draw:frame>
        <draw:frame presentation:style-name="pr16" draw:text-style-name="P5" draw:layer="layout" svg:width="12.296cm" svg:height="11.396cm" svg:x="1.27cm" svg:y="4.572cm" presentation:class="outline" presentation:user-transformed="true">
          <draw:text-box>
            <text:list text:style-name="L2">
              <text:list-item>
                <text:p><text:span text:style-name="T4">A system like Eiffel's uses compiletime checking for the base type </text:span><text:span text:style-name="T34">τ</text:span><text:span text:style-name="T23"> in </text:span><text:span text:style-name="T9">{ x : </text:span><text:span text:style-name="T34">τ | p }</text:span></text:p>
              </text:list-item>
              <text:list-item>
                <text:p><text:span text:style-name="T10">If you have a runtime test for membership in every type, you can eliminate </text:span><text:span text:style-name="T34">τ</text:span><text:span text:style-name="T23">:</text:span></text:p>
                <text:p text:style-name="P9"><text:span text:style-name="T23"><text:s text:c="4"/></text:span><text:span text:style-name="T23">{ x : τ | p } ⇒</text:span></text:p>
                <text:p text:style-name="P3"><text:span text:style-name="T23"><text:s text:c="8"/></text:span><text:span text:style-name="T23">x | (x ∈ τ ∧ p)</text:span></text:p>
                <text:p><text:span text:style-name="T10">(where our new syntax for types is just</text:span><text:span text:style-name="T23"> </text:span><text:span text:style-name="T34">x | p</text:span><text:span text:style-name="T10">)</text:span></text:p>
              </text:list-item>
            </text:list>
          </draw:text-box>
        </draw:frame>
        <draw:frame presentation:style-name="pr33" draw:text-style-name="P5" draw:layer="layout" svg:width="12.296cm" svg:height="7.849cm" svg:x="14.224cm" svg:y="4.343cm" presentation:class="outline" presentation:user-transformed="true">
          <draw:text-box>
            <text:list text:style-name="L2">
              <text:list-item>
                <text:p><text:span text:style-name="T4">Alternatively, leave the base type in the contract type syntax, but treat </text:span><text:span text:style-name="T23">{ x : τ | p }</text:span><text:span text:style-name="T10"> as </text:span><text:span text:style-name="T23">{ x : ⊤ | x ∈ τ ∧ p }</text:span></text:p>
              </text:list-item>
              <text:list-item>
                <text:p><text:span text:style-name="T10">Looks like static refinement types—but no typechecking before runtime</text:span></text:p>
              </text:list-item>
            </text:list>
          </draw:text-box>
        </draw:frame>
        <draw:frame presentation:style-name="pr34" draw:text-style-name="P16" draw:layer="layout" svg:width="11.684cm" svg:height="4.216cm" svg:x="1.27cm" svg:y="16.358cm" presentation:class="outline" presentation:user-transformed="true">
          <draw:text-box>
            <text:list text:style-name="L2">
              <text:list-header>
                <text:p text:style-name="P15"><text:span text:style-name="T35">Assuming for now that contracts are mandatory. Programs look just like statically typed ones!</text:span></text:p>
              </text:list-header>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5">
        <office:forms form:automatic-focus="false" form:apply-design-mode="false"/>
        <draw:frame presentation:style-name="pr1" draw:layer="layout" svg:width="25.199cm" svg:height="3.506cm" svg:x="1.4cm" svg:y="0.837cm" presentation:class="title">
          <draw:text-box>
            <text:p>From Contracts to Coercions</text:p>
          </draw:text-box>
        </draw:frame>
        <draw:frame presentation:style-name="pr35" draw:text-style-name="P5" draw:layer="layout" svg:width="9.522cm" svg:height="14.397cm" svg:x="1.4cm" svg:y="4.914cm" presentation:class="outline" presentation:user-transformed="true">
          <draw:text-box>
            <text:list text:style-name="L2">
              <text:list-item>
                <text:p><text:span text:style-name="T4">You can imagine that a baseless contract type </text:span><text:span text:style-name="T9">C</text:span><text:span text:style-name="T4"> looks like a boolean function:</text:span></text:p>
              </text:list-item>
            </text:list>
            <text:p><text:span text:style-name="T4"><text:s/></text:span><text:span text:style-name="T17"><text:s text:c="8"/></text:span><text:span text:style-name="T17">isC: </text:span><text:span text:style-name="T23">⊤ → Bool</text:span></text:p>
            <text:list text:continue-numbering="true" text:style-name="L2">
              <text:list-item>
                <text:p><text:span text:style-name="T4">For execution, convert to a function </text:span><text:span text:style-name="T9">toC</text:span><text:span text:style-name="T4"> that coerces any argument to have type </text:span><text:span text:style-name="T9">C</text:span><text:span text:style-name="T4">:</text:span></text:p>
                <text:p text:style-name="P9"><text:span text:style-name="T17"><text:s text:c="2"/></text:span><text:span text:style-name="T17">toC (a: </text:span><text:span text:style-name="T23">⊤) =</text:span></text:p>
                <text:p text:style-name="P9"><text:span text:style-name="T23"><text:s text:c="4"/></text:span><text:span text:style-name="T23">if isC a then a</text:span></text:p>
                <text:p text:style-name="P9"><text:span text:style-name="T23"><text:s text:c="4"/></text:span><text:span text:style-name="T23">else error</text:span></text:p>
              </text:list-item>
            </text:list>
          </draw:text-box>
        </draw:frame>
        <draw:frame presentation:style-name="pr36" draw:text-style-name="P5" draw:layer="layout" svg:width="14.669cm" svg:height="7.532cm" svg:x="11.938cm" svg:y="4.914cm" presentation:class="outline" presentation:user-transformed="true">
          <draw:text-box>
            <text:list text:style-name="L2">
              <text:list-item>
                <text:p><text:span text:style-name="T4">Now, given:</text:span></text:p>
                <text:p><text:span text:style-name="T17"><text:s text:c="16"/></text:span><text:span text:style-name="T17">f: A</text:span><text:span text:style-name="T4"> </text:span><text:span text:style-name="T23">→ B</text:span></text:p>
                <text:p><text:span text:style-name="T10">we can compile </text:span><text:span text:style-name="T34">f</text:span><text:span text:style-name="T10"> to the untyped lambda calculus as:</text:span></text:p>
              </text:list-item>
            </text:list>
            <text:p><text:span text:style-name="T23"><text:s text:c="18"/></text:span><text:span text:style-name="T23">toB ∘ f ∘ toA</text:span></text:p>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33">
        <office:forms form:automatic-focus="false" form:apply-design-mode="false"/>
        <draw:frame presentation:style-name="pr1" draw:layer="layout" svg:width="25.199cm" svg:height="3.506cm" svg:x="1.4cm" svg:y="0.837cm" presentation:class="title">
          <draw:text-box>
            <text:p>Signs of Trouble</text:p>
          </draw:text-box>
        </draw:frame>
        <draw:frame presentation:style-name="pr16" draw:text-style-name="P5" draw:layer="layout" svg:width="25.524cm" svg:height="8.377cm" svg:x="1.4cm" svg:y="11.176cm" presentation:class="outline" presentation:user-transformed="true">
          <draw:text-box>
            <text:list text:style-name="L2">
              <text:list-item>
                <text:p><text:span text:style-name="T4">Previous slides blithely assume you can construct a coercion function for any type, including a function type</text:span></text:p>
              </text:list-item>
              <text:list-item>
                <text:p><text:span text:style-name="T4">But a function type </text:span><text:span text:style-name="T9">f: A </text:span><text:span text:style-name="T34">→ B</text:span><text:span text:style-name="T10"> corresponds to this contract predicate:</text:span></text:p>
              </text:list-item>
            </text:list>
            <text:p><text:span text:style-name="T23"><text:s text:c="20"/>∀ </text:span><text:span text:style-name="T23">a : ⊤, ∀ b: ⊤, isA a → isB (f a)</text:span></text:p>
            <text:list text:style-name="L4">
              <text:list-item>
                <text:p><text:span text:style-name="T34">∀</text:span><text:span text:style-name="T10">-quantified predicates cannot normally be implemented by a simple runtime check</text:span></text:p>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5">
        <office:forms form:automatic-focus="false" form:apply-design-mode="false"/>
        <draw:frame presentation:style-name="pr1" draw:layer="layout" svg:width="25.199cm" svg:height="3.506cm" svg:x="1.4cm" svg:y="0.837cm" presentation:class="title">
          <draw:text-box>
            <text:p>Coercing Wraps Function Types</text:p>
          </draw:text-box>
        </draw:frame>
        <draw:frame presentation:style-name="pr16" draw:text-style-name="P5" draw:layer="layout" svg:width="12.296cm" svg:height="6.61cm" svg:x="1.4cm" svg:y="4.914cm" presentation:class="outline">
          <draw:text-box>
            <text:list text:style-name="L2">
              <text:list-item>
                <text:p><text:span text:style-name="T4">For a function type </text:span><text:span text:style-name="T9">C </text:span><text:span text:style-name="T34">→ D</text:span><text:span text:style-name="T10">, we can't always come up with a runtime test </text:span><text:span text:style-name="T34">isCToD</text:span></text:p>
              </text:list-item>
              <text:list-item>
                <text:p text:style-name="P3"><text:span text:style-name="T10">But we </text:span><text:span text:style-name="T35">can</text:span><text:span text:style-name="T10"> create a coercion </text:span><text:span text:style-name="T34">toCToD</text:span><text:span text:style-name="T10"> that coerces to type </text:span><text:span text:style-name="T34">C → D</text:span></text:p>
              </text:list-item>
            </text:list>
          </draw:text-box>
        </draw:frame>
        <draw:frame presentation:style-name="pr37" draw:text-style-name="P17" draw:layer="layout" svg:width="12.296cm" svg:height="12.423cm" svg:x="14.311cm" svg:y="6.35cm" presentation:class="outline" presentation:user-transformed="true">
          <draw:text-box>
            <text:list text:style-name="L2">
              <text:list-item>
                <text:p text:style-name="P3"><text:span text:style-name="T34">toCToD</text:span><text:span text:style-name="T10"> </text:span><text:span text:style-name="T35">wraps</text:span><text:span text:style-name="T10"> its argument:</text:span></text:p>
                <text:p text:style-name="P3"><text:span text:style-name="T17"><text:s text:c="2"/></text:span><text:span text:style-name="T17">toCToD f = </text:span><text:span text:style-name="T23">toD ∘ f ∘ toC</text:span></text:p>
              </text:list-item>
              <text:list-item>
                <text:p text:style-name="P3"><text:span text:style-name="T10">Recurse if </text:span><text:span text:style-name="T34">C</text:span><text:span text:style-name="T10"> or </text:span><text:span text:style-name="T34">D</text:span><text:span text:style-name="T10"> is also a function type</text:span></text:p>
              </text:list-item>
              <text:list-item>
                <text:p text:style-name="P3"><text:span text:style-name="T10">Error reporting is </text:span><text:span text:style-name="T35">deferred</text:span><text:span text:style-name="T10"> to the point where wrapped </text:span><text:span text:style-name="T34">f</text:span><text:span text:style-name="T10"> is fed an argument that isn't an </text:span><text:span text:style-name="T34">C</text:span><text:span text:style-name="T10">, or returns something that isn't a </text:span><text:span text:style-name="T34">D</text:span></text:p>
              </text:list-item>
            </text:list>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3">
        <office:forms form:automatic-focus="false" form:apply-design-mode="false"/>
        <draw:frame presentation:style-name="pr1" draw:layer="layout" svg:width="25.199cm" svg:height="3.506cm" svg:x="1.4cm" svg:y="0.837cm" presentation:class="title">
          <draw:text-box>
            <text:p>Layers upon Layers</text:p>
          </draw:text-box>
        </draw:frame>
        <draw:frame presentation:style-name="pr38" draw:text-style-name="P5" draw:layer="layout" svg:width="12.867cm" svg:height="10.273cm" svg:x="14.311cm" svg:y="8.636cm" presentation:class="outline" presentation:user-transformed="true">
          <draw:text-box>
            <text:list text:style-name="L2">
              <text:list-item>
                <text:p><text:span text:style-name="T4">So the result of the coercion is </text:span><text:span text:style-name="T34">toD ∘ toB ∘ f ∘ toA ∘ toC</text:span><text:span text:style-name="T4">?</text:span></text:p>
              </text:list-item>
              <text:list-item>
                <text:p><text:span text:style-name="T4">Yup. This is not a very smart way to compile, but it does check all type annotations</text:span></text:p>
              </text:list-item>
              <text:list-item>
                <text:p><text:span text:style-name="T4">Consecutive coercions like </text:span><text:span text:style-name="T34">toA ∘ toC </text:span><text:span text:style-name="T10">can be thought of as a cast </text:span><text:span text:style-name="T35">from </text:span><text:span text:style-name="T34">C</text:span><text:span text:style-name="T35"> to </text:span><text:span text:style-name="T34">A</text:span></text:p>
              </text:list-item>
              <text:list-item>
                <text:p><text:span text:style-name="T10">Alternate notation:</text:span></text:p>
              </text:list-item>
            </text:list>
          </draw:text-box>
        </draw:frame>
        <draw:frame presentation:style-name="pr39" draw:text-style-name="P5" draw:layer="layout" svg:width="26.924cm" svg:height="3.611cm" svg:x="0.762cm" svg:y="4.915cm" presentation:class="outline" presentation:user-transformed="true">
          <draw:text-box>
            <text:list text:style-name="L2">
              <text:list-item>
                <text:p><text:span text:style-name="T4">Hey, didn't we just say that </text:span><text:span text:style-name="T9">f: A</text:span><text:span text:style-name="T5"> </text:span><text:span text:style-name="T34">→ B</text:span><text:span text:style-name="T10"> is compiled as </text:span><text:span text:style-name="T34">toB ∘ f ∘ toA</text:span><text:span text:style-name="T10">?</text:span></text:p>
              </text:list-item>
              <text:list-item>
                <text:p><text:span text:style-name="T10">And now you're telling me that coercing </text:span><text:span text:style-name="T34">f</text:span><text:span text:style-name="T10"> to type</text:span><text:span text:style-name="T34"> C</text:span><text:span text:style-name="T36"> </text:span><text:span text:style-name="T34">→ D</text:span><text:span text:style-name="T10"> wraps it in </text:span><text:span text:style-name="T34">toD ∘ ... ∘ toC</text:span><text:span text:style-name="T10">?</text:span></text:p>
              </text:list-item>
            </text:list>
          </draw:text-box>
        </draw:frame>
        <draw:frame draw:style-name="gr4" draw:text-style-name="P7" draw:layer="layout" svg:width="3.094cm" svg:height="1.055cm" svg:x="22.86cm" svg:y="17.854cm">
          <draw:object xlink:href="./Object 6" xlink:type="simple" xlink:show="embed" xlink:actuate="onLoad">
            <text:p/>
          </draw:object>
          <draw:image xlink:href="./ObjectReplacements/Object 6" xlink:type="simple" xlink:show="embed" xlink:actuate="onLoad"/>
        </draw:frame>
        <presentation:notes draw:style-name="dp2">
          <draw:page-thumbnail draw:style-name="gr1" draw:layer="layout" svg:width="13.968cm" svg:height="10.476cm" svg:x="3.81cm" svg:y="2.123cm" draw:page-number="25" presentation:class="page"/>
          <draw:frame presentation:style-name="pr3" draw:text-style-name="P1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3">
        <office:forms form:automatic-focus="false" form:apply-design-mode="false"/>
        <draw:frame presentation:style-name="pr4" draw:layer="layout" svg:width="25.199cm" svg:height="3.506cm" svg:x="1.4cm" svg:y="0.837cm" presentation:class="title">
          <draw:text-box>
            <text:p>Part IV: Gradual Typing</text:p>
          </draw:text-box>
        </draw:frame>
        <draw:frame presentation:style-name="pr5" draw:text-style-name="P6" draw:layer="layout" svg:width="12.296cm" svg:height="13.859cm" svg:x="1.4cm" svg:y="4.914cm" presentation:class="outline" presentation:user-transformed="true">
          <draw:text-box>
            <text:list text:style-name="L2">
              <text:list-item>
                <text:p><text:span text:style-name="T3">People love dynamically typed languages</text:span></text:p>
              </text:list-item>
              <text:list-item>
                <text:p><text:span text:style-name="T3">Until they hate them</text:span></text:p>
              </text:list-item>
              <text:list-item>
                <text:p><text:span text:style-name="T3">How to move a large body of code without type declarations to something with declared types?</text:span></text:p>
              </text:list-item>
              <text:list-item>
                <text:p><text:span text:style-name="T3">Solution: add types selectively</text:span></text:p>
              </text:list-item>
              <text:list-item>
                <text:p><text:span text:style-name="T3">(Near) synonyms: soft typing, optional static typing</text:span></text:p>
              </text:list-item>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33">
        <office:forms form:automatic-focus="false" form:apply-design-mode="false"/>
        <draw:frame presentation:style-name="pr1" draw:layer="layout" svg:width="25.199cm" svg:height="3.506cm" svg:x="1.4cm" svg:y="0.837cm" presentation:class="title">
          <draw:text-box>
            <text:p>Top, Bottom, Dynamic Types</text:p>
          </draw:text-box>
        </draw:frame>
        <draw:frame presentation:style-name="pr40" draw:text-style-name="P6" draw:layer="layout" svg:width="8.113cm" svg:height="9.05cm" svg:x="18.439cm" svg:y="10.668cm" presentation:class="outline" presentation:user-transformed="true">
          <draw:text-box>
            <text:list text:style-name="L2">
              <text:list-item>
                <text:p><text:span text:style-name="T3">Names: Dyn, Dynamic, Any</text:span></text:p>
              </text:list-item>
              <text:list-item>
                <text:p><text:span text:style-name="T3">Inhabited by every value</text:span></text:p>
              </text:list-item>
              <text:list-item>
                <text:p><text:span text:style-name="T3">Compatible with every type</text:span></text:p>
              </text:list-item>
              <text:list-item>
                <text:p><text:span text:style-name="T3">All types are tagged!</text:span></text:p>
              </text:list-item>
            </text:list>
          </draw:text-box>
        </draw:frame>
        <draw:frame presentation:style-name="pr40" draw:text-style-name="P6" draw:layer="layout" svg:width="8.113cm" svg:height="9.228cm" svg:x="9.919cm" svg:y="10.668cm" presentation:class="outline" presentation:user-transformed="true">
          <draw:text-box>
            <text:list text:style-name="L2">
              <text:list-item>
                <text:p><text:span text:style-name="T3">Names: </text:span><text:span text:style-name="T37">⊥, Bottom, Nothing</text:span></text:p>
              </text:list-item>
              <text:list-item>
                <text:p><text:span text:style-name="T3">Subtype of every type</text:span></text:p>
              </text:list-item>
              <text:list-item>
                <text:p><text:span text:style-name="T3">Uninhabited</text:span></text:p>
              </text:list-item>
              <text:list-item>
                <text:p><text:span text:style-name="T3">Some functions can't be called, or never return!</text:span></text:p>
              </text:list-item>
            </text:list>
          </draw:text-box>
        </draw:frame>
        <draw:frame presentation:style-name="pr40" draw:text-style-name="P6" draw:layer="layout" svg:width="8.113cm" svg:height="9.143cm" svg:x="1.4cm" svg:y="10.668cm" presentation:class="outline" presentation:user-transformed="true">
          <draw:text-box>
            <text:list text:style-name="L2">
              <text:list-item>
                <text:p><text:span text:style-name="T3">Names: </text:span><text:span text:style-name="T37">⊤, T</text:span><text:span text:style-name="T3">op, Any, Anything</text:span></text:p>
              </text:list-item>
              <text:list-item>
                <text:p><text:span text:style-name="T3">Supertype of every type</text:span></text:p>
              </text:list-item>
              <text:list-item>
                <text:p><text:span text:style-name="T3">Inhabited by every value</text:span></text:p>
              </text:list-item>
              <text:list-item>
                <text:p><text:span text:style-name="T3">All types are tagged variants!</text:span></text:p>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33">
        <office:forms form:automatic-focus="false" form:apply-design-mode="false"/>
        <draw:frame presentation:style-name="pr1" draw:layer="layout" svg:width="25.199cm" svg:height="3.506cm" svg:x="1.4cm" svg:y="0.837cm" presentation:class="title">
          <draw:text-box>
            <text:p>Confusing Compatibility</text:p>
          </draw:text-box>
        </draw:frame>
        <draw:frame presentation:style-name="pr16" draw:text-style-name="P19" draw:layer="layout" svg:width="8.113cm" svg:height="6.61cm" svg:x="1.4cm" svg:y="4.914cm" presentation:class="outline">
          <draw:text-box>
            <text:p text:style-name="P18"><text:span text:style-name="T38">∀</text:span><text:span text:style-name="T38">T,U : Type,</text:span></text:p>
            <text:p text:style-name="P9"><text:span text:style-name="T38"><text:s/></text:span><text:span text:style-name="T38">f : T → U</text:span></text:p>
            <text:p text:style-name="P9"><text:span text:style-name="T38"><text:s/></text:span><text:span text:style-name="T38">x : Dyn</text:span></text:p>
            <text:p text:style-name="P9"><text:span text:style-name="T38"><text:s/></text:span><text:span text:style-name="T38">(f x) </text:span><text:span text:style-name="T39">is legal.</text:span></text:p>
            <text:p text:style-name="P9"><text:span text:style-name="T39"/></text:p>
            <text:p text:style-name="P9"><text:span text:style-name="T39">Looks like</text:span></text:p>
            <text:p text:style-name="P9"><text:span text:style-name="T39"><text:s text:c="2"/></text:span><text:span text:style-name="T38">Dyn &lt;: T</text:span><text:span text:style-name="T39">!</text:span></text:p>
          </draw:text-box>
        </draw:frame>
        <draw:frame presentation:style-name="pr16" draw:layer="layout" svg:width="8.113cm" svg:height="6.61cm" svg:x="18.439cm" svg:y="4.914cm" presentation:class="outline">
          <draw:text-box>
            <text:p text:style-name="P18"><text:span text:style-name="T40">∀</text:span><text:span text:style-name="T40">T,U : Type,</text:span></text:p>
            <text:p text:style-name="P9"><text:span text:style-name="T40"><text:s/></text:span><text:span text:style-name="T40">f : Dyn → U</text:span></text:p>
            <text:p text:style-name="P9"><text:span text:style-name="T40"><text:s/></text:span><text:span text:style-name="T40">x : T</text:span></text:p>
            <text:p text:style-name="P9"><text:span text:style-name="T40"><text:s/></text:span><text:span text:style-name="T40">(f x) </text:span><text:span text:style-name="T41">is legal.</text:span></text:p>
            <text:p text:style-name="P9"><text:span text:style-name="T41"/></text:p>
            <text:p text:style-name="P9"><text:span text:style-name="T41">Looks like</text:span></text:p>
            <text:p text:style-name="P9"><text:span text:style-name="T41"><text:s/></text:span><text:span text:style-name="T40">T &lt;: Dyn</text:span><text:span text:style-name="T41">!</text:span></text:p>
          </draw:text-box>
        </draw:frame>
        <draw:frame presentation:style-name="pr17" draw:text-style-name="P5" draw:layer="layout" svg:width="25.27cm" svg:height="6.317cm" svg:x="1.4cm" svg:y="12.446cm" presentation:class="outline" presentation:user-transformed="true">
          <draw:text-box>
            <text:list text:style-name="L2">
              <text:list-item>
                <text:p><text:span text:style-name="T4">For conversion purposes, the dynamic type acts like a subtype of every type (like the bottom type) and also like a supertype of every type (like the top type). But it cannot be a synonym of both top and bottom (at least in a language that has any values)!</text:span></text:p>
              </text:list-item>
              <text:list-item>
                <text:p><text:span text:style-name="T4">Dynamic is its own thing, outside the regular static type lattice</text:span></text:p>
              </text:list-item>
            </text:list>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5">
        <office:forms form:automatic-focus="false" form:apply-design-mode="false"/>
        <draw:frame presentation:style-name="pr1" draw:layer="layout" svg:width="25.199cm" svg:height="3.506cm" svg:x="1.4cm" svg:y="0.837cm" presentation:class="title">
          <draw:text-box>
            <text:p>Runtime Cast at Dynamic-Static Boundary</text:p>
          </draw:text-box>
        </draw:frame>
        <draw:frame presentation:style-name="pr41" draw:text-style-name="P5" draw:layer="layout" svg:width="12.296cm" svg:height="14.215cm" svg:x="1.42cm" svg:y="4.835cm" presentation:class="outline" presentation:user-transformed="true">
          <draw:text-box>
            <text:list text:style-name="L2">
              <text:list-item>
                <text:p><text:span text:style-name="T4">If a value </text:span><text:span text:style-name="T9">v</text:span><text:span text:style-name="T4"> is declared to be of dynamic type, we have no information (locally) about its static type.</text:span></text:p>
              </text:list-item>
              <text:list-item>
                <text:p><text:span text:style-name="T4">To convert </text:span><text:span text:style-name="T9">v</text:span><text:span text:style-name="T4"> from dynamic type to some static type </text:span><text:span text:style-name="T9">T</text:span><text:span text:style-name="T4">, perform a runtime check that </text:span><text:span text:style-name="T9">v</text:span><text:span text:style-name="T4"> is indeed of type </text:span><text:span text:style-name="T9">T</text:span><text:span text:style-name="T4">.</text:span></text:p>
              </text:list-item>
              <text:list-item>
                <text:p><text:span text:style-name="T10">To convert from static to dynamic, no runtime check is necessary (like converting from any </text:span><text:span text:style-name="T34">T</text:span><text:span text:style-name="T10"> to top type).</text:span></text:p>
              </text:list-item>
            </text:list>
          </draw:text-box>
        </draw:frame>
        <draw:frame presentation:style-name="pr42" draw:text-style-name="P5" draw:layer="layout" svg:width="12.296cm" svg:height="5.842cm" svg:x="14.478cm" svg:y="12.954cm" presentation:class="outline" presentation:user-transformed="true">
          <draw:text-box>
            <text:list text:style-name="L2">
              <text:list-item>
                <text:p><text:span text:style-name="T30">The conversion from dynamic type to </text:span><text:span text:style-name="T9">T</text:span><text:span text:style-name="T4"> is the same as the coercion function </text:span><text:span text:style-name="T9">toT</text:span><text:span text:style-name="T4"> from the top type to </text:span><text:span text:style-name="T9">T</text:span><text:span text:style-name="T4">, as shown earlier</text:span></text:p>
              </text:list-item>
            </text:list>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5">
        <office:forms form:automatic-focus="false" form:apply-design-mode="false"/>
        <draw:frame presentation:style-name="pr1" draw:layer="layout" svg:width="25.199cm" svg:height="3.506cm" svg:x="1.4cm" svg:y="0.837cm" presentation:class="title">
          <draw:text-box>
            <text:p>Problems with Naïve Coercion-Based Runtime Typechecking</text:p>
          </draw:text-box>
        </draw:frame>
        <draw:frame presentation:style-name="pr43" draw:text-style-name="P5" draw:layer="layout" svg:width="15.344cm" svg:height="4.721cm" svg:x="1.42cm" svg:y="7.112cm" presentation:class="outline" presentation:user-transformed="true">
          <draw:text-box>
            <text:list text:style-name="L2">
              <text:list-item>
                <text:p><text:span text:style-name="T4">Error reporting for function coercions is delayed until we can perform a non-function coercion, and so appears to come from the wrong place</text:span></text:p>
              </text:list-item>
            </text:list>
          </draw:text-box>
        </draw:frame>
        <draw:frame presentation:style-name="pr44" draw:text-style-name="P5" draw:layer="layout" svg:width="14.344cm" svg:height="3.122cm" svg:x="12.192cm" svg:y="14.224cm" presentation:class="outline" presentation:user-transformed="true">
          <draw:text-box>
            <text:list text:style-name="L2">
              <text:list-item>
                <text:p><text:span text:style-name="T4">Passing functions around can result in deep layers of wrapping</text:span></text:p>
              </text:list-item>
            </text:list>
          </draw:text-box>
        </draw:frame>
        <draw:frame presentation:style-name="pr45" draw:text-style-name="P5" draw:layer="layout" svg:width="25.654cm" svg:height="2.286cm" svg:x="1.524cm" svg:y="4.572cm" presentation:class="outline" presentation:user-transformed="true">
          <draw:text-box>
            <text:list text:style-name="L2">
              <text:list-item>
                <text:p><text:span text:style-name="T4">There are problems with the treatment of runtime checking of function types as described so far</text:span></text:p>
              </text:list-item>
            </text:list>
          </draw:text-box>
        </draw:frame>
        <draw:frame presentation:style-name="pr45" draw:text-style-name="P5" draw:layer="layout" svg:width="25.654cm" svg:height="2.286cm" svg:x="1.524cm" svg:y="17.272cm" presentation:class="outline" presentation:user-transformed="true">
          <draw:text-box>
            <text:list text:style-name="L2">
              <text:list-item>
                <text:p><text:span text:style-name="T4">Fortunately, there is a way to address each of these problems</text:span></text:p>
              </text:list-item>
            </text:list>
          </draw:text-box>
        </draw:frame>
        <presentation:notes draw:style-name="dp2">
          <draw:page-thumbnail draw:style-name="gr1" draw:layer="layout" svg:width="13.968cm" svg:height="10.476cm" svg:x="3.81cm" svg:y="2.123cm" draw:page-number="30" presentation:class="page"/>
          <draw:frame presentation:style-name="pr3" draw:text-style-name="P1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6T0">
        <office:forms form:automatic-focus="false" form:apply-design-mode="false"/>
        <draw:frame presentation:style-name="pr1" draw:layer="layout" svg:width="25.199cm" svg:height="3.506cm" svg:x="1.535cm" svg:y="3.352cm" presentation:class="title" presentation:user-transformed="true">
          <draw:text-box>
            <text:p>Second Interlude; or,<text:line-break/>You Know You Want It</text:p>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3">
        <office:forms form:automatic-focus="false" form:apply-design-mode="false"/>
        <draw:frame presentation:style-name="pr1" draw:layer="layout" svg:width="25.199cm" svg:height="3.506cm" svg:x="1.4cm" svg:y="0.837cm" presentation:class="title">
          <draw:text-box>
            <text:p>Real Programmers Use Fancy Types</text:p>
          </draw:text-box>
        </draw:frame>
        <draw:frame presentation:style-name="pr5" draw:text-style-name="P5" draw:layer="layout" svg:width="13.078cm" svg:height="13.859cm" svg:x="1.346cm" svg:y="5.292cm" presentation:class="outline" presentation:user-transformed="true">
          <draw:text-box>
            <text:list text:style-name="L2">
              <text:list-item>
                <text:p><text:span text:style-name="T4">A recent paper (</text:span><text:span text:style-name="T32">Contracts in Practice</text:span><text:span text:style-name="T4">, Estler et al.) examined use in actual projects of contract types in 3 OO languages that allow contracts (Eiffel, C# with Code Contracts, and Java with JML)</text:span></text:p>
              </text:list-item>
              <text:list-item>
                <text:p><text:span text:style-name="T4">Programmers annotated about 1/3 of the eligible places with contracts</text:span></text:p>
              </text:list-item>
              <text:list-item>
                <text:p><text:span text:style-name="T4">People seem inclined to use a high level of expressiveness in the real world</text:span></text:p>
              </text:list-item>
            </text:list>
          </draw:text-box>
        </draw:frame>
        <presentation:notes draw:style-name="dp2">
          <draw:page-thumbnail draw:style-name="gr1"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5">
        <office:forms form:automatic-focus="false" form:apply-design-mode="false"/>
        <draw:frame presentation:style-name="pr1" draw:layer="layout" svg:width="25.199cm" svg:height="3.506cm" svg:x="1.4cm" svg:y="0.837cm" presentation:class="title">
          <draw:text-box>
            <text:p>Part V: The Blame Calculus</text:p>
          </draw:text-box>
        </draw:frame>
        <draw:frame presentation:style-name="pr16" draw:text-style-name="P5" draw:layer="layout" svg:width="12.296cm" svg:height="6.61cm" svg:x="1.4cm" svg:y="4.914cm" presentation:class="outline">
          <draw:text-box>
            <text:list text:style-name="L2">
              <text:list-item>
                <text:p><text:span text:style-name="T4">Function coercions described earlier throw exceptions where function type errors are </text:span><text:span text:style-name="T32">detected</text:span><text:span text:style-name="T4">. But the type error may have </text:span><text:span text:style-name="T32">occurred</text:span><text:span text:style-name="T4"> much earlier, so the error message is confusing</text:span></text:p>
              </text:list-item>
            </text:list>
          </draw:text-box>
        </draw:frame>
        <draw:frame presentation:style-name="pr5" draw:text-style-name="P5" draw:layer="layout" svg:width="12.296cm" svg:height="15.724cm" svg:x="14.311cm" svg:y="4.914cm" presentation:class="outline" presentation:user-transformed="true">
          <draw:text-box>
            <text:list text:style-name="L2">
              <text:list-header>
                <text:p text:style-name="P9"><text:span text:style-name="T17"><text:s text:c="2"/></text:span><text:span text:style-name="T17">f (g: A </text:span><text:span text:style-name="T18">→ B) =</text:span></text:p>
                <text:p text:style-name="P9"><text:span text:style-name="T18"><text:s text:c="4"/></text:span><text:span text:style-name="T42">… </text:span><text:span text:style-name="T42">do a bunch of stuff</text:span></text:p>
                <text:p text:style-name="P9"><text:span text:style-name="T42"><text:s text:c="4"/>… </text:span><text:span text:style-name="T42">call </text:span><text:span text:style-name="T18">g</text:span><text:span text:style-name="T42"> at the end</text:span></text:p>
                <text:p text:style-name="P9"><text:span text:style-name="T18"><text:s text:c="2"/></text:span><text:span text:style-name="T18">h: C </text:span><text:span text:style-name="T23">→ D = </text:span><text:span text:style-name="T43">… stuff</text:span></text:p>
                <text:p text:style-name="P3"><text:span text:style-name="T23"><text:s text:c="2"/></text:span><text:span text:style-name="T23">f h</text:span></text:p>
                <text:p text:style-name="P3"><text:span text:style-name="T10">where </text:span><text:span text:style-name="T44">C</text:span><text:span text:style-name="T10"> is not a supertype of </text:span><text:span text:style-name="T44">A</text:span><text:span text:style-name="T10">, or </text:span><text:span text:style-name="T44">D</text:span><text:span text:style-name="T10"> is not a subtype of </text:span><text:span text:style-name="T44">B</text:span></text:p>
              </text:list-header>
              <text:list-item>
                <text:p text:style-name="P3"><text:span text:style-name="T10">Logically, error occurs at call to </text:span><text:span text:style-name="T34">f h </text:span><text:span text:style-name="T10">(function type </text:span><text:span text:style-name="T34">C → D</text:span><text:span text:style-name="T10"> is not a subtype of </text:span><text:span text:style-name="T34">A → B</text:span><text:span text:style-name="T10">)</text:span></text:p>
              </text:list-item>
              <text:list-item>
                <text:p text:style-name="P3"><text:span text:style-name="T10">But report comes from call to </text:span><text:span text:style-name="T34">g</text:span><text:span text:style-name="T10"> in </text:span><text:span text:style-name="T34">f</text:span><text:span text:style-name="T10"> (</text:span><text:span text:style-name="T34">f</text:span><text:span text:style-name="T10"> applies </text:span><text:span text:style-name="T34">g</text:span><text:span text:style-name="T10"> to </text:span><text:span text:style-name="T34">A</text:span><text:span text:style-name="T10">-not-</text:span><text:span text:style-name="T34">C</text:span><text:span text:style-name="T10">, or gets back </text:span><text:span text:style-name="T34">D</text:span><text:span text:style-name="T10">-not-</text:span><text:span text:style-name="T34">B</text:span><text:span text:style-name="T10">, so a cast fails)</text:span></text:p>
              </text:list-item>
            </text:list>
          </draw:text-box>
        </draw:frame>
        <presentation:notes draw:style-name="dp2">
          <draw:page-thumbnail draw:style-name="gr1"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5">
        <office:forms form:automatic-focus="false" form:apply-design-mode="false"/>
        <draw:frame presentation:style-name="pr1" draw:layer="layout" svg:width="25.199cm" svg:height="3.506cm" svg:x="1.4cm" svg:y="0.837cm" presentation:class="title">
          <draw:text-box>
            <text:p>Blame Labels</text:p>
          </draw:text-box>
        </draw:frame>
        <draw:frame presentation:style-name="pr5" draw:text-style-name="P5" draw:layer="layout" svg:width="12.296cm" svg:height="14.734cm" svg:x="14.311cm" svg:y="4.914cm" presentation:class="outline" presentation:user-transformed="true">
          <draw:text-box>
            <text:list text:style-name="L2">
              <text:list-header>
                <text:p><text:span text:style-name="T11"/></text:p>
              </text:list-header>
              <text:list-item>
                <text:p><text:span text:style-name="T11">This is a term </text:span><text:span text:style-name="T9">t</text:span><text:span text:style-name="T11"> cast from type </text:span><text:span text:style-name="T9">S</text:span><text:span text:style-name="T4"> to type </text:span><text:span text:style-name="T9">T</text:span><text:span text:style-name="T4">; </text:span><text:span text:style-name="T9">p</text:span><text:span text:style-name="T4"> is the label that refers to </text:span><text:span text:style-name="T9">t</text:span></text:p>
              </text:list-item>
              <text:list-item>
                <text:p><text:span text:style-name="T4">Blame labels have a positive or negative polarity. Positive labels blame their original designees; negative labels (written </text:span><text:span text:style-name="T31">−p</text:span><text:span text:style-name="T24">) blame the environment where the cast is executed</text:span></text:p>
              </text:list-item>
              <text:list-item>
                <text:p><text:span text:style-name="T24">Double negatives cancel:</text:span></text:p>
                <text:p><text:span text:style-name="T24"><text:s text:c="10"/></text:span><text:span text:style-name="T18">−−</text:span><text:span text:style-name="T18">p = p</text:span></text:p>
              </text:list-item>
            </text:list>
          </draw:text-box>
        </draw:frame>
        <draw:frame presentation:style-name="pr46" draw:layer="layout" svg:width="12.296cm" svg:height="6.604cm" svg:x="1.016cm" svg:y="12.192cm" presentation:class="outline" presentation:user-transformed="true">
          <draw:text-box>
            <text:list text:style-name="L2">
              <text:list-item>
                <text:p><text:span text:style-name="T4">The blame calculus keeps track of both source and target types in a coercion, along with a blame label that points to the original argument of the coercion</text:span></text:p>
              </text:list-item>
            </text:list>
          </draw:text-box>
        </draw:frame>
        <draw:frame draw:style-name="gr4" draw:text-style-name="P7" draw:layer="layout" svg:width="4.297cm" svg:height="1.083cm" svg:x="17.801cm" svg:y="4.914cm">
          <draw:object xlink:href="./Object 9" xlink:type="simple" xlink:show="embed" xlink:actuate="onLoad">
            <text:p/>
          </draw:object>
          <draw:image xlink:href="./ObjectReplacements/Object 9" xlink:type="simple" xlink:show="embed" xlink:actuate="onLoad"/>
        </draw:frame>
        <presentation:notes draw:style-name="dp2">
          <draw:page-thumbnail draw:style-name="gr1"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5T12">
        <office:forms form:automatic-focus="false" form:apply-design-mode="false"/>
        <draw:frame presentation:style-name="pr1" draw:layer="layout" svg:width="25.199cm" svg:height="3.506cm" svg:x="1.471cm" svg:y="0.812cm" presentation:class="title" presentation:user-transformed="true">
          <draw:text-box>
            <text:p>Function Type Casts</text:p>
          </draw:text-box>
        </draw:frame>
        <draw:frame presentation:style-name="pr5" draw:text-style-name="P5" draw:layer="layout" svg:width="12.296cm" svg:height="13.859cm" svg:x="1.4cm" svg:y="4.914cm" presentation:class="outline" presentation:user-transformed="true">
          <draw:text-box>
            <text:list text:style-name="L4">
              <text:list-item>
                <text:p><text:span text:style-name="T4">A function application </text:span><text:span text:style-name="T9">(f x)</text:span><text:span text:style-name="T4">, where </text:span><text:span text:style-name="T9">f</text:span><text:span text:style-name="T4"> is cast from type </text:span><text:span text:style-name="T9">C</text:span><text:span text:style-name="T31"> → D</text:span><text:span text:style-name="T24"> to type </text:span><text:span text:style-name="T31">A → B</text:span><text:span text:style-name="T24">, reduces like this:</text:span></text:p>
              </text:list-item>
            </text:list>
            <text:list text:style-name="L2">
              <text:list-header>
                <text:p><text:span text:style-name="T24"/></text:p>
                <text:p><text:span text:style-name="T24"/></text:p>
              </text:list-header>
              <text:list-item>
                <text:p><text:span text:style-name="T24">If </text:span><text:span text:style-name="T31">x</text:span><text:span text:style-name="T24"> is also a function application and </text:span><text:span text:style-name="T31">C</text:span><text:span text:style-name="T24"> and </text:span><text:span text:style-name="T31">A</text:span><text:span text:style-name="T24"> are function types, recurse (this could negate the negated label </text:span><text:span text:style-name="T31">p</text:span><text:span text:style-name="T24">, so that </text:span><text:span text:style-name="T10">the resulting label</text:span><text:span text:style-name="T24"> blames </text:span><text:span text:style-name="T31">f</text:span><text:span text:style-name="T24">)</text:span></text:p>
              </text:list-item>
            </text:list>
          </draw:text-box>
        </draw:frame>
        <draw:frame draw:style-name="gr4" draw:layer="layout" svg:width="10.723cm" svg:height="2.208cm" svg:x="2.485cm" svg:y="9.398cm" presentation:class="object" presentation:user-transformed="true">
          <draw:object xlink:href="./Object 10" xlink:type="simple" xlink:show="embed" xlink:actuate="onLoad">
            <text:p/>
          </draw:object>
          <draw:image xlink:href="./ObjectReplacements/Object 10" xlink:type="simple" xlink:show="embed" xlink:actuate="onLoad"/>
        </draw:frame>
        <presentation:notes draw:style-name="dp2">
          <draw:page-thumbnail draw:style-name="gr1"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5T12">
        <office:forms form:automatic-focus="false" form:apply-design-mode="false"/>
        <draw:frame presentation:style-name="pr1" draw:layer="layout" svg:width="25.199cm" svg:height="3.506cm" svg:x="1.4cm" svg:y="0.837cm" presentation:class="title">
          <draw:text-box>
            <text:p>Part VI: Space-Efficient Coercions</text:p>
          </draw:text-box>
        </draw:frame>
        <draw:frame presentation:style-name="pr47" draw:text-style-name="P5" draw:layer="layout" svg:width="12.296cm" svg:height="14.66cm" svg:x="1.427cm" svg:y="4.307cm" presentation:class="outline" presentation:user-transformed="true">
          <draw:text-box>
            <text:list text:style-name="L2">
              <text:list-item>
                <text:p><text:span text:style-name="T4">Because function coercions wrap function, passing dynamically typechecked functions around a lot yields large coercions</text:span></text:p>
              </text:list-item>
              <text:list-item>
                <text:p><text:span text:style-name="T4">For example, in a gradually typed language, passing a function between two mutually recursive functions that call each other in tail position, where one function parameter is statically typed and one dynamically, winds up with wrappers nested to the depth of the recursion</text:span></text:p>
              </text:list-item>
            </text:list>
          </draw:text-box>
        </draw:frame>
        <draw:frame presentation:style-name="pr23" draw:text-style-name="P5" draw:layer="layout" svg:width="12.296cm" svg:height="5.809cm" svg:x="14.224cm" svg:y="13.97cm" presentation:class="outline" presentation:user-transformed="true">
          <draw:text-box>
            <text:list text:style-name="L2">
              <text:list-item>
                <text:p><text:span text:style-name="T4">Keeping this type of overwrapping under control requires composing and normalizing adjacent coercions</text:span></text:p>
              </text:list-item>
            </text:list>
          </draw:text-box>
        </draw:frame>
        <presentation:notes draw:style-name="dp2">
          <draw:page-thumbnail draw:style-name="gr1" draw:layer="layout" svg:width="13.968cm" svg:height="10.476cm" svg:x="3.81cm" svg:y="2.123cm" draw:page-number="36" presentation:class="page"/>
          <draw:frame presentation:style-name="pr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5T12">
        <office:forms form:automatic-focus="false" form:apply-design-mode="false"/>
        <draw:frame presentation:style-name="pr1" draw:layer="layout" svg:width="25.199cm" svg:height="3.506cm" svg:x="1.4cm" svg:y="0.837cm" presentation:class="title">
          <draw:text-box>
            <text:p>Threesomes</text:p>
          </draw:text-box>
        </draw:frame>
        <draw:frame presentation:style-name="pr48" draw:text-style-name="P5" draw:layer="layout" svg:width="13.058cm" svg:height="14.199cm" svg:x="0.658cm" svg:y="4.343cm" presentation:class="outline" presentation:user-transformed="true">
          <draw:text-box>
            <text:list text:style-name="L2">
              <text:list-item>
                <text:p><text:span text:style-name="T4">Any sequence of casts can be reduced to a single cast involving three types</text:span></text:p>
              </text:list-item>
              <text:list-item>
                <text:p><text:span text:style-name="T4">You might think you could <text:s/>combine consecutive casts this way:</text:span></text:p>
                <text:p><text:span text:style-name="T4"/></text:p>
                <text:p><text:span text:style-name="T4">but that doesn't work for something like:</text:span></text:p>
                <text:p><text:span text:style-name="T4"/></text:p>
                <text:p><text:span text:style-name="T4">which must fail because </text:span><text:span text:style-name="T45">42</text:span><text:span text:style-name="T4"> isn't a </text:span><text:span text:style-name="T9">Bool</text:span></text:p>
              </text:list-item>
            </text:list>
          </draw:text-box>
        </draw:frame>
        <draw:frame draw:style-name="gr4" draw:layer="layout" svg:width="10.772cm" svg:height="1.055cm" svg:x="2.032cm" svg:y="10.883cm" presentation:class="object" presentation:user-transformed="true">
          <draw:object xlink:href="./Object 11" xlink:type="simple" xlink:show="embed" xlink:actuate="onLoad">
            <text:p/>
          </draw:object>
          <draw:image xlink:href="./ObjectReplacements/Object 11" xlink:type="simple" xlink:show="embed" xlink:actuate="onLoad"/>
        </draw:frame>
        <draw:frame draw:style-name="gr4" draw:text-style-name="P7" draw:layer="layout" svg:width="10.984cm" svg:height="1.055cm" svg:x="2.032cm" svg:y="14.732cm">
          <draw:object xlink:href="./Object 12" xlink:type="simple" xlink:show="embed" xlink:actuate="onLoad">
            <text:p/>
          </draw:object>
          <draw:image xlink:href="./ObjectReplacements/Object 12" xlink:type="simple" xlink:show="embed" xlink:actuate="onLoad"/>
        </draw:frame>
        <draw:frame presentation:style-name="pr42" draw:text-style-name="P5" draw:layer="layout" svg:width="12.236cm" svg:height="5.842cm" svg:x="14.688cm" svg:y="13.462cm" presentation:class="outline" presentation:user-transformed="true">
          <draw:text-box>
            <text:list text:style-name="L2">
              <text:list-item>
                <text:p><text:span text:style-name="T4">Instead, you must keep track of the greatest lower bound of intermediate types, and check against that as well:</text:span></text:p>
              </text:list-item>
            </text:list>
          </draw:text-box>
        </draw:frame>
        <draw:frame draw:style-name="gr4" draw:text-style-name="P7" draw:layer="layout" svg:width="11.945cm" svg:height="2.152cm" svg:x="14.732cm" svg:y="17.78cm">
          <draw:object xlink:href="./Object 13" xlink:type="simple" xlink:show="embed" xlink:actuate="onLoad">
            <text:p/>
          </draw:object>
          <draw:image xlink:href="./ObjectReplacements/Object 13" xlink:type="simple" xlink:show="embed" xlink:actuate="onLoad"/>
        </draw:frame>
        <presentation:notes draw:style-name="dp2">
          <draw:page-thumbnail draw:style-name="gr1" draw:layer="layout" svg:width="13.968cm" svg:height="10.476cm" svg:x="3.81cm" svg:y="2.123cm" draw:page-number="37" presentation:class="page"/>
          <draw:frame presentation:style-name="pr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5">
        <office:forms form:automatic-focus="false" form:apply-design-mode="false"/>
        <draw:frame presentation:style-name="pr1" draw:layer="layout" svg:width="25.199cm" svg:height="3.506cm" svg:x="1.4cm" svg:y="0.837cm" presentation:class="title">
          <draw:text-box>
            <text:p>Strange Intersection</text:p>
          </draw:text-box>
        </draw:frame>
        <draw:frame presentation:style-name="pr49" draw:text-style-name="P5" draw:layer="layout" svg:width="12.296cm" svg:height="4.23cm" svg:x="0.912cm" svg:y="4.914cm" presentation:class="outline" presentation:user-transformed="true">
          <draw:text-box>
            <text:list text:style-name="L2">
              <text:list-item>
                <text:p><text:span text:style-name="T4">The type intersection operator </text:span><text:span text:style-name="T46">∩</text:span><text:span text:style-name="T24"> from the previous slide is not quite the normal type intersection operator</text:span></text:p>
              </text:list-item>
            </text:list>
          </draw:text-box>
        </draw:frame>
        <draw:frame presentation:style-name="pr5" draw:text-style-name="P5" draw:layer="layout" svg:width="13.462cm" svg:height="13.859cm" svg:x="13.566cm" svg:y="4.914cm" presentation:class="outline" presentation:user-transformed="true">
          <draw:text-box>
            <text:list text:style-name="L2">
              <text:list-item>
                <text:p><text:span text:style-name="T44">∩</text:span><text:span text:style-name="T10"> </text:span><text:span text:style-name="T10">m</text:span><text:span text:style-name="T4">eans intersection with respect to </text:span><text:span text:style-name="T32">naïve function subtyping</text:span></text:p>
              </text:list-item>
              <text:list-item>
                <text:p><text:span text:style-name="T4">Normal function subtyping is covariant in return type and contravariant in parameter type, but naïve subtyping is covariant in both</text:span></text:p>
              </text:list-item>
              <text:list-item>
                <text:p><text:span text:style-name="T47">So threesomes have this function type intersection rule:</text:span></text:p>
                <text:p text:style-name="P9"><text:span text:style-name="T48"><text:s text:c="6"/></text:span><text:span text:style-name="T48">(T</text:span><text:span text:style-name="T18">→U)</text:span><text:span text:style-name="T23">∩(V→W) =</text:span></text:p>
                <text:p text:style-name="P9"><text:span text:style-name="T23"><text:s text:c="8"/></text:span><text:span text:style-name="T23">(V∩T)→(U∩W)</text:span></text:p>
              </text:list-item>
            </text:list>
          </draw:text-box>
        </draw:frame>
        <presentation:notes draw:style-name="dp2">
          <draw:page-thumbnail draw:style-name="gr1" draw:layer="layout" svg:width="13.968cm" svg:height="10.476cm" svg:x="3.81cm" svg:y="2.123cm" draw:page-number="38" presentation:class="page"/>
          <draw:frame presentation:style-name="pr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5T12">
        <office:forms form:automatic-focus="false" form:apply-design-mode="false"/>
        <draw:frame presentation:style-name="pr1" draw:layer="layout" svg:width="25.199cm" svg:height="3.506cm" svg:x="1.4cm" svg:y="0.837cm" presentation:class="title">
          <draw:text-box>
            <text:p>Part the Last: Hybrid Typechecking</text:p>
          </draw:text-box>
        </draw:frame>
        <draw:frame presentation:style-name="pr50" draw:text-style-name="P5" draw:layer="layout" svg:width="10.792cm" svg:height="13.271cm" svg:x="1.4cm" svg:y="5.588cm" presentation:class="outline" presentation:user-transformed="true">
          <draw:text-box>
            <text:list text:style-name="L4">
              <text:list-item>
                <text:p><text:span text:style-name="T24">“</text:span><text:span text:style-name="T11">Static typechecking where possible, dynamic where necessary</text:span><text:span text:style-name="T24">”</text:span></text:p>
              </text:list-item>
            </text:list>
            <text:list text:style-name="L2">
              <text:list-item>
                <text:p><text:span text:style-name="T4">That is, attempt to perform static typechecking over entire program</text:span></text:p>
              </text:list-item>
              <text:list-item>
                <text:p><text:span text:style-name="T4">If typechecker cannot prove a given type claim either correct or incorrect, generate a dynamic check for the claim</text:span></text:p>
              </text:list-item>
            </text:list>
          </draw:text-box>
        </draw:frame>
        <draw:frame presentation:style-name="pr51" draw:text-style-name="P5" draw:layer="layout" svg:width="12.296cm" svg:height="2.032cm" svg:x="15.44cm" svg:y="15.748cm" presentation:class="outline" presentation:user-transformed="true">
          <draw:text-box>
            <text:list text:style-name="L2">
              <text:list-item>
                <text:p><text:span text:style-name="T4">What is not to love?</text:span></text:p>
              </text:list-item>
            </text:list>
          </draw:text-box>
        </draw:frame>
        <presentation:notes draw:style-name="dp2">
          <draw:page-thumbnail draw:style-name="gr1" draw:layer="layout" svg:width="13.968cm" svg:height="10.476cm" svg:x="3.81cm" svg:y="2.123cm" draw:page-number="39" presentation:class="page"/>
          <draw:frame presentation:style-name="pr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5T12">
        <office:forms form:automatic-focus="false" form:apply-design-mode="false"/>
        <draw:frame presentation:style-name="pr1" draw:layer="layout" svg:width="25.199cm" svg:height="3.506cm" svg:x="1.4cm" svg:y="0.837cm" presentation:class="title">
          <draw:text-box>
            <text:p>Hybrid Meets Gradual</text:p>
          </draw:text-box>
        </draw:frame>
        <draw:frame presentation:style-name="pr5" draw:layer="layout" svg:width="11.997cm" svg:height="13.859cm" svg:x="14.986cm" svg:y="5.08cm" presentation:class="outline" presentation:user-transformed="true">
          <draw:text-box>
            <text:list text:style-name="L2">
              <text:list-item>
                <text:p><text:span text:style-name="T4">Or get more ambitious:</text:span></text:p>
                <text:list>
                  <text:list-item>
                    <text:p><text:span text:style-name="T4">Treat dynamically typed code or code without type annotations as statically typed, where static types are to be </text:span><text:span text:style-name="T32">inferred</text:span></text:p>
                  </text:list-item>
                  <text:list-item>
                    <text:p><text:span text:style-name="T4">And perform usual static analysis</text:span></text:p>
                  </text:list-item>
                </text:list>
              </text:list-item>
              <text:list-item>
                <text:p><text:span text:style-name="T4">But useful static types cannot always be inferred for complex type systems, so fall back to coercions</text:span></text:p>
              </text:list-item>
            </text:list>
          </draw:text-box>
        </draw:frame>
        <draw:frame presentation:style-name="pr16" draw:text-style-name="P5" draw:layer="layout" svg:width="12.7cm" svg:height="6.61cm" svg:x="1.27cm" svg:y="4.914cm" presentation:class="outline" presentation:user-transformed="true">
          <draw:text-box>
            <text:list text:style-name="L2">
              <text:list-item>
                <text:p><text:span text:style-name="T4">Hybrid typechecking seems ideal for gradually typed languages</text:span></text:p>
              </text:list-item>
              <text:list-item>
                <text:p><text:span text:style-name="T4">Casts from type dynamic can be treated as unprovable type claims</text:span></text:p>
              </text:list-item>
            </text:list>
          </draw:text-box>
        </draw:frame>
        <presentation:notes draw:style-name="dp2">
          <draw:page-thumbnail draw:style-name="gr1" draw:layer="layout" svg:width="13.968cm" svg:height="10.476cm" svg:x="3.81cm" svg:y="2.123cm" draw:page-number="40" presentation:class="page"/>
          <draw:frame presentation:style-name="pr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4T16">
        <office:forms form:automatic-focus="false" form:apply-design-mode="false"/>
        <draw:frame presentation:style-name="pr4" draw:layer="layout" svg:width="25.199cm" svg:height="3.506cm" svg:x="1.4cm" svg:y="0.837cm" presentation:class="title">
          <draw:text-box>
            <text:p>Sage</text:p>
          </draw:text-box>
        </draw:frame>
        <draw:frame presentation:style-name="pr52" draw:text-style-name="P5" draw:layer="layout" svg:width="12.296cm" svg:height="6.61cm" svg:x="14.311cm" svg:y="4.914cm" presentation:class="outline">
          <draw:text-box>
            <text:list text:style-name="L2">
              <text:list-item>
                <text:p><text:span text:style-name="T4">Ambitious hybrid-typechecked language</text:span></text:p>
              </text:list-item>
              <text:list-item>
                <text:p><text:span text:style-name="T4">Experimental; developed at UC Santa Cruz until around 2007-2008</text:span></text:p>
              </text:list-item>
            </text:list>
          </draw:text-box>
        </draw:frame>
        <draw:frame presentation:style-name="pr53" draw:text-style-name="P5" draw:layer="layout" svg:width="25.197cm" svg:height="6.218cm" svg:x="1.4cm" svg:y="12.7cm" presentation:class="outline" presentation:user-transformed="true">
          <draw:text-box>
            <text:list text:style-name="L2">
              <text:list-item>
                <text:p><text:span text:style-name="T4">General dependent and refinement types (unrestricted function type terms and unrestricted predicates)</text:span></text:p>
              </text:list-item>
              <text:list-item>
                <text:p><text:span text:style-name="T4">Static and dynamic typing</text:span></text:p>
              </text:list-item>
              <text:list-item>
                <text:p><text:span text:style-name="T4">Type inference</text:span></text:p>
              </text:list-item>
              <text:list-item>
                <text:p><text:span text:style-name="T4">Uses external theorem prover (Simplify)</text:span></text:p>
              </text:list-item>
            </text:list>
          </draw:text-box>
        </draw:frame>
        <presentation:notes draw:style-name="dp2">
          <draw:page-thumbnail draw:style-name="gr1" draw:layer="layout" svg:width="13.968cm" svg:height="10.476cm" svg:x="3.81cm" svg:y="2.123cm" draw:page-number="41" presentation:class="page"/>
          <draw:frame presentation:style-name="pr3" draw:text-style-name="P1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4T16">
        <office:forms form:automatic-focus="false" form:apply-design-mode="false"/>
        <draw:frame presentation:style-name="pr1" draw:layer="layout" svg:width="25.199cm" svg:height="3.506cm" svg:x="1.4cm" svg:y="0.837cm" presentation:class="title">
          <draw:text-box>
            <text:p>Sage Learns from Its Failures</text:p>
          </draw:text-box>
        </draw:frame>
        <draw:frame presentation:style-name="pr16" draw:text-style-name="P5" draw:layer="layout" svg:width="12.296cm" svg:height="8.996cm" svg:x="1.4cm" svg:y="4.914cm" presentation:class="outline" presentation:user-transformed="true">
          <draw:text-box>
            <text:list text:style-name="L2">
              <text:list-item>
                <text:p><text:span text:style-name="T4">One of the coolest ideas in Sage: when a runtime cast from one type to another fails, Sage adds the failing value to a counterexample database</text:span></text:p>
              </text:list-item>
              <text:list-item>
                <text:p><text:span text:style-name="T4">Uses the database in static typechecking during future compilations</text:span></text:p>
              </text:list-item>
            </text:list>
          </draw:text-box>
        </draw:frame>
        <draw:frame presentation:style-name="pr14" draw:text-style-name="P5" draw:layer="layout" svg:width="25.197cm" svg:height="4.285cm" svg:x="1.4cm" svg:y="14.478cm" presentation:class="outline" presentation:user-transformed="true">
          <draw:text-box>
            <text:list text:style-name="L2">
              <text:list-item>
                <text:p><text:span text:style-name="T4">Also remembers past compilations that generated the same cast, and warns about them</text:span></text:p>
              </text:list-item>
              <text:list-item>
                <text:p><text:span text:style-name="T4">What if that database could be distributed? </text:span></text:p>
              </text:list-item>
            </text:list>
          </draw:text-box>
        </draw:frame>
        <presentation:notes draw:style-name="dp2">
          <draw:page-thumbnail draw:style-name="gr1" draw:layer="layout" svg:width="13.968cm" svg:height="10.476cm" svg:x="3.81cm" svg:y="2.123cm" draw:page-number="42" presentation:class="page"/>
          <draw:frame presentation:style-name="pr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3">
        <office:forms form:automatic-focus="false" form:apply-design-mode="false"/>
        <draw:frame presentation:style-name="pr1" draw:layer="layout" svg:width="25.199cm" svg:height="3.506cm" svg:x="1.4cm" svg:y="0.837cm" presentation:class="title">
          <draw:text-box>
            <text:p>Surprisingly Affordable</text:p>
          </draw:text-box>
        </draw:frame>
        <draw:frame presentation:style-name="pr54" draw:text-style-name="P5" draw:layer="layout" svg:width="12.296cm" svg:height="12.446cm" svg:x="14.311cm" svg:y="7.112cm" presentation:class="outline" presentation:user-transformed="true">
          <draw:text-box>
            <text:list text:style-name="L2">
              <text:list-item>
                <text:p><text:span text:style-name="T4">Experience with Sage suggests that most of the type annotations programmers make can be checked at compiletime</text:span></text:p>
              </text:list-item>
              <text:list-item>
                <text:p><text:span text:style-name="T4">In the Sage benchmarks, only about 0.5% of type annotations resulted in runtime checks</text:span></text:p>
              </text:list-item>
            </text:list>
          </draw:text-box>
        </draw:frame>
        <presentation:notes draw:style-name="dp2">
          <draw:page-thumbnail draw:style-name="gr1" draw:layer="layout" svg:width="13.968cm" svg:height="10.476cm" svg:x="3.81cm" svg:y="2.123cm" draw:page-number="43" presentation:class="page"/>
          <draw:frame presentation:style-name="pr3"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7T18">
        <office:forms form:automatic-focus="false" form:apply-design-mode="false"/>
        <draw:frame presentation:style-name="pr1" draw:layer="layout" svg:width="25.199cm" svg:height="3.506cm" svg:x="1.4cm" svg:y="0.837cm" presentation:class="title">
          <draw:text-box>
            <text:p>What If You Could Have It All?</text:p>
          </draw:text-box>
        </draw:frame>
        <draw:frame presentation:style-name="pr55" draw:text-style-name="P5" draw:layer="layout" svg:width="12.296cm" svg:height="5.5cm" svg:x="1.4cm" svg:y="4.914cm" presentation:class="outline" presentation:user-transformed="true">
          <draw:text-box>
            <text:list text:style-name="L2">
              <text:list-item>
                <text:p><text:span text:style-name="T4">What's missing from Sage?</text:span></text:p>
              </text:list-item>
              <text:list-item>
                <text:p><text:span text:style-name="T4">(Aside from actual support)</text:span></text:p>
              </text:list-item>
              <text:list-item>
                <text:p><text:span text:style-name="T4">Access to the theorem prover, with a proof assistant</text:span></text:p>
              </text:list-item>
            </text:list>
          </draw:text-box>
        </draw:frame>
        <draw:frame presentation:style-name="pr16" draw:text-style-name="P5" draw:layer="layout" svg:width="13.653cm" svg:height="7.108cm" svg:x="12.954cm" svg:y="12.153cm" presentation:class="outline" presentation:user-transformed="true">
          <draw:text-box>
            <text:list text:style-name="L2">
              <text:list-header>
                <text:p><text:span text:style-name="T4">So that if the typechecker can't prove something, you can provide a handwritten proof (if you're sufficiently hardcore)</text:span></text:p>
              </text:list-header>
              <text:list-item>
                <text:p><text:span text:style-name="T4">Also, a way to insist on compiletime rather than runtime checking for a given type claim</text:span></text:p>
              </text:list-item>
            </text:list>
          </draw:text-box>
        </draw:frame>
        <presentation:notes draw:style-name="dp2">
          <draw:page-thumbnail draw:style-name="gr1" draw:layer="layout" svg:width="13.968cm" svg:height="10.476cm" svg:x="3.81cm" svg:y="2.123cm" draw:page-number="44" presentation:class="page"/>
          <draw:frame presentation:style-name="pr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5">
        <office:forms form:automatic-focus="false" form:apply-design-mode="false"/>
        <draw:frame presentation:style-name="pr4" draw:layer="layout" svg:width="25.199cm" svg:height="3.506cm" svg:x="1.4cm" svg:y="0.837cm" presentation:class="title">
          <draw:text-box>
            <text:p>Customers Who Viewed This Item Also Viewed</text:p>
          </draw:text-box>
        </draw:frame>
        <draw:frame presentation:style-name="pr46" draw:text-style-name="P5" draw:layer="layout" svg:width="11.684cm" svg:height="6.604cm" svg:x="1.778cm" svg:y="4.826cm" presentation:class="outline" presentation:user-transformed="true">
          <draw:text-box>
            <text:list text:style-name="L2">
              <text:list-item>
                <text:p><text:span text:style-name="T4">I'm not aware of a language with full-blown hybrid typechecking besides Sage</text:span></text:p>
              </text:list-item>
              <text:list-item>
                <text:p><text:span text:style-name="T4">But other languages have some of the features mentioned here</text:span></text:p>
              </text:list-item>
            </text:list>
          </draw:text-box>
        </draw:frame>
        <draw:frame presentation:style-name="pr47" draw:text-style-name="P5" draw:layer="layout" svg:width="12.296cm" svg:height="13.185cm" svg:x="14.311cm" svg:y="5.588cm" presentation:class="outline" presentation:user-transformed="true">
          <draw:text-box>
            <text:list text:style-name="L2">
              <text:list-item>
                <text:p><text:span text:style-name="T4">Dependent types (with proof assistant): Coq, Agda, Idris</text:span></text:p>
              </text:list-item>
              <text:list-item>
                <text:p><text:span text:style-name="T4">Refinement types (statically verified): Liquid Haskell</text:span></text:p>
              </text:list-item>
              <text:list-item>
                <text:p><text:span text:style-name="T4">Contracts (enforced at runtime): Eiffel, C# with Code Contracts, Java with JML</text:span></text:p>
              </text:list-item>
              <text:list-item>
                <text:p><text:span text:style-name="T4">Gradual typing: TypeScript, Dart</text:span></text:p>
              </text:list-item>
              <text:list-item>
                <text:p><text:span text:style-name="T4">This list is incomplete and probably wrong</text:span></text:p>
              </text:list-item>
            </text:list>
          </draw:text-box>
        </draw:frame>
        <presentation:notes draw:style-name="dp2">
          <draw:page-thumbnail draw:style-name="gr1" draw:layer="layout" svg:width="13.968cm" svg:height="10.476cm" svg:x="3.81cm" svg:y="2.123cm" draw:page-number="45"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6T0">
      <presentation:placeholder presentation:object="title" svg:x="2.058cm" svg:y="1.743cm" svg:width="23.912cm" svg:height="3.507cm"/>
      <presentation:placeholder presentation:object="subtitle" svg:x="2.058cm" svg:y="5.838cm" svg:width="23.912cm" svg:height="13.23cm"/>
    </style:presentation-page-layout>
    <style:presentation-page-layout style:name="AL7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3-08T10:45:19.05</meta:creation-date>
    <meta:editing-duration>P12DT11H16M39S</meta:editing-duration>
    <meta:editing-cycles>479</meta:editing-cycles>
    <dc:date>2014-03-25T23:31:44.16</dc:date>
    <meta:generator>OpenOffice/4.0.1$Win32 OpenOffice.org_project/401m5$Build-9714</meta:generator>
    <dc:creator>Adrian King</dc:creator>
    <meta:document-statistic meta:object-count="256"/>
  </office:meta>
</office:document-meta>
</file>

<file path=Object 1/content.xml><?xml version="1.0" encoding="utf-8"?>
<math xmlns="http://www.w3.org/1998/Math/MathML">
  <semantics>
    <mrow>
      <mo stretchy="false">∀</mo>
      <mrow>
        <mo stretchy="false">(</mo>
        <mrow>
          <mi>x</mi>
          <mi mathvariant="normal">:</mi>
          <mo stretchy="false">τ</mo>
        </mrow>
        <mo stretchy="false">)</mo>
      </mrow>
      <mi>.</mi>
      <mo stretchy="false">τ</mo>
      <mi>'</mi>
    </mrow>
    <annotation encoding="StarMath 5.0">forall (x : %tau).%tau'</annotation>
  </semantics>
</math>
</file>

<file path=Object 10/content.xml><?xml version="1.0" encoding="utf-8"?>
<math xmlns="http://www.w3.org/1998/Math/MathML">
  <semantics>
    <mtable>
      <mtr>
        <mtd>
          <mrow>
            <mrow>
              <mo stretchy="false">(</mo>
              <mrow>
                <msup>
                  <mrow>
                    <mo stretchy="false">〈</mo>
                    <mrow>
                      <mi>A</mi>
                      <mo stretchy="false">→</mo>
                      <mi>B</mi>
                      <mo stretchy="false">⇐</mo>
                      <mi>C</mi>
                      <mo stretchy="false">→</mo>
                      <mi>D</mi>
                    </mrow>
                    <mo stretchy="false">〉</mo>
                  </mrow>
                  <mrow>
                    <mi>p</mi>
                  </mrow>
                </msup>
                <mi>f</mi>
              </mrow>
              <mo stretchy="false">)</mo>
            </mrow>
            <mi>x</mi>
            <mi/>
            <mo stretchy="false">⇒</mo>
          </mrow>
        </mtd>
      </mtr>
      <mtr>
        <mtd>
          <mrow>
            <msup>
              <mrow>
                <mo stretchy="false">〈</mo>
                <mrow>
                  <mi>B</mi>
                  <mo stretchy="false">⇐</mo>
                  <mi>D</mi>
                </mrow>
                <mo stretchy="false">〉</mo>
              </mrow>
              <mrow>
                <mi>p</mi>
              </mrow>
            </msup>
            <mrow>
              <mo stretchy="false">(</mo>
              <mrow>
                <mi>f</mi>
                <mrow>
                  <mo stretchy="false">(</mo>
                  <mrow>
                    <msup>
                      <mrow>
                        <mo stretchy="false">〈</mo>
                        <mrow>
                          <mi>C</mi>
                          <mo stretchy="false">⇐</mo>
                          <mi>A</mi>
                        </mrow>
                        <mo stretchy="false">〉</mo>
                      </mrow>
                      <mrow>
                        <mrow>
                          <mo stretchy="false">−</mo>
                          <mi>p</mi>
                        </mrow>
                      </mrow>
                    </msup>
                    <mi>x</mi>
                  </mrow>
                  <mo stretchy="false">)</mo>
                </mrow>
              </mrow>
              <mo stretchy="false">)</mo>
            </mrow>
          </mrow>
        </mtd>
      </mtr>
    </mtable>
    <annotation encoding="StarMath 5.0">(langle A %tendto B %Ux21D0 C %tendto D rangle^{p} f) x ~~~~ %Ux21D2 newline 
langle B %Ux21D0 D rangle^{p} (f (langle C %Ux21D0 A rangle^{-p} x))</annotation>
  </semantics>
</math>
</file>

<file path=Object 11/content.xml><?xml version="1.0" encoding="utf-8"?>
<math xmlns="http://www.w3.org/1998/Math/MathML">
  <semantics>
    <mrow>
      <mrow>
        <mo stretchy="false">〈</mo>
        <mrow>
          <mi>T</mi>
          <mo stretchy="false">⇐</mo>
          <mi>U</mi>
        </mrow>
        <mo stretchy="false">〉</mo>
      </mrow>
      <mrow>
        <mo stretchy="false">〈</mo>
        <mrow>
          <mi>U</mi>
          <mo stretchy="false">⇐</mo>
          <mi>S</mi>
        </mrow>
        <mo stretchy="false">〉</mo>
      </mrow>
      <mi/>
      <mo stretchy="false">⇒</mo>
      <mi/>
      <mrow>
        <mo stretchy="false">〈</mo>
        <mrow>
          <mi>T</mi>
          <mo stretchy="false">⇐</mo>
          <mi>S</mi>
        </mrow>
        <mo stretchy="false">〉</mo>
      </mrow>
    </mrow>
    <annotation encoding="StarMath 5.0">langle T %Ux21D0 U rangle langle U %Ux21D0 S rangle ~ %Ux21D2 ~ langle T %Ux21D0 S rangle</annotation>
  </semantics>
</math>
</file>

<file path=Object 12/content.xml><?xml version="1.0" encoding="utf-8"?>
<math xmlns="http://www.w3.org/1998/Math/MathML">
  <semantics>
    <mrow>
      <mrow>
        <mo stretchy="false">〈</mo>
        <mrow>
          <mi mathvariant="italic">Dyn</mi>
          <mo stretchy="false">⇐</mo>
          <mi mathvariant="italic">Bool</mi>
        </mrow>
        <mo stretchy="false">〉</mo>
      </mrow>
      <mrow>
        <mo stretchy="false">〈</mo>
        <mrow>
          <mi mathvariant="italic">Bool</mi>
          <mo stretchy="false">⇐</mo>
          <mi mathvariant="italic">Dyn</mi>
        </mrow>
        <mo stretchy="false">〉</mo>
      </mrow>
      <mn>42</mn>
    </mrow>
    <annotation encoding="StarMath 5.0">langle Dyn %Ux21D0 Bool rangle langle Bool %Ux21D0 Dyn rangle 42</annotation>
  </semantics>
</math>
</file>

<file path=Object 13/content.xml><?xml version="1.0" encoding="utf-8"?>
<math xmlns="http://www.w3.org/1998/Math/MathML">
  <semantics>
    <mrow>
      <mrow>
        <mo stretchy="false">〈</mo>
        <mrow>
          <mi>T</mi>
          <mo stretchy="false">⇐</mo>
          <mi>U</mi>
        </mrow>
        <mo stretchy="false">〉</mo>
      </mrow>
      <mrow>
        <mo stretchy="false">〈</mo>
        <mrow>
          <mi>V</mi>
          <mo stretchy="false">⇐</mo>
          <mi>S</mi>
        </mrow>
        <mo stretchy="false">〉</mo>
      </mrow>
      <mi/>
      <mo stretchy="false">⇒</mo>
      <mi/>
      <mrow>
        <mo stretchy="false">〈</mo>
        <mrow>
          <mi>T</mi>
          <msub>
            <mo stretchy="false">⇐</mo>
            <mrow>
              <mrow>
                <mi>U</mi>
                <mo stretchy="false">∩</mo>
                <mi>V</mi>
              </mrow>
            </mrow>
          </msub>
          <mi>S</mi>
        </mrow>
        <mo stretchy="false">〉</mo>
      </mrow>
    </mrow>
    <annotation encoding="StarMath 5.0">langle T %Ux21D0 U rangle langle V %Ux21D0 S rangle ~ %Ux21D2 ~ langle T %Ux21D0_{U intersection V} S rangle newline</annotation>
  </semantics>
</math>
</file>

<file path=Object 2/content.xml><?xml version="1.0" encoding="utf-8"?>
<math xmlns="http://www.w3.org/1998/Math/MathML">
  <semantics>
    <mtable>
      <mtr>
        <mtd>
          <mrow>
            <munder accentunder="true">
              <mrow>
                <mo stretchy="false">Γ</mo>
                <mo stretchy="false">⊢</mo>
                <mi>e</mi>
                <mi mathvariant="normal">:</mi>
                <msub>
                  <mo stretchy="false">τ</mo>
                  <mn>1</mn>
                </msub>
                <mi/>
                <msub>
                  <mo stretchy="false">τ</mo>
                  <mn>1</mn>
                </msub>
                <mo stretchy="false">⇓</mo>
                <mo stretchy="false">τ</mo>
                <mi/>
                <msub>
                  <mo stretchy="false">τ</mo>
                  <mn>2</mn>
                </msub>
                <mo stretchy="false">⇓</mo>
                <mo stretchy="false">τ</mo>
              </mrow>
              <mo>̲</mo>
            </munder>
          </mrow>
        </mtd>
      </mtr>
      <mtr>
        <mtd>
          <mrow>
            <mo stretchy="false">Γ</mo>
            <mo stretchy="false">⊢</mo>
            <mi>e</mi>
            <mi mathvariant="normal">:</mi>
            <msub>
              <mo stretchy="false">τ</mo>
              <mn>2</mn>
            </msub>
          </mrow>
        </mtd>
      </mtr>
    </mtable>
    <annotation encoding="StarMath 5.0">underline {%GAMMA %Ux22A2  e : %tau sub 1  ~~~  %tau sub 1 %Ux21D3 %tau  ~~~  %tau sub 2 %Ux21D3 %tau } newline %GAMMA %Ux22A2 e : %tau sub 2
</annotation>
  </semantics>
</math>
</file>

<file path=Object 3/content.xml><?xml version="1.0" encoding="utf-8"?>
<math xmlns="http://www.w3.org/1998/Math/MathML">
  <semantics>
    <mrow>
      <mrow>
        <mo stretchy="false">(</mo>
        <mrow>
          <mi>x</mi>
          <mi mathvariant="normal">:</mi>
          <mo stretchy="false">τ</mo>
        </mrow>
        <mo stretchy="false">)</mo>
      </mrow>
      <mo stretchy="false">→</mo>
      <mo stretchy="false">τ</mo>
      <mi>'</mi>
    </mrow>
    <annotation encoding="StarMath 5.0">(x : %tau) %tendto %tau'</annotation>
  </semantics>
</math>
</file>

<file path=Object 4/content.xml><?xml version="1.0" encoding="utf-8"?>
<math xmlns="http://www.w3.org/1998/Math/MathML">
  <semantics>
    <mtable>
      <mtr>
        <mtd>
          <mrow>
            <munder accentunder="true">
              <mrow>
                <mo stretchy="false">Γ</mo>
                <mo stretchy="false">⊢</mo>
                <mo stretchy="false">τ</mo>
                <mi mathvariant="normal">:</mi>
                <mo stretchy="false">⋆</mo>
                <mi/>
                <mo stretchy="false">Γ</mo>
                <mi>,</mi>
                <mi>x</mi>
                <mi mathvariant="normal">:</mi>
                <mo stretchy="false">τ</mo>
                <mo stretchy="false">⊢</mo>
                <mo stretchy="false">τ</mo>
                <mi>'</mi>
                <mi mathvariant="normal">:</mi>
                <mo stretchy="false">⋆</mo>
              </mrow>
              <mo>̲</mo>
            </munder>
          </mrow>
        </mtd>
      </mtr>
      <mtr>
        <mtd>
          <mrow>
            <mo stretchy="false">Γ</mo>
            <mo stretchy="false">⊢</mo>
            <mrow>
              <mo stretchy="false">(</mo>
              <mrow>
                <mo stretchy="false">∀</mo>
                <mrow>
                  <mo stretchy="false">(</mo>
                  <mrow>
                    <mi>x</mi>
                    <mi mathvariant="normal">:</mi>
                    <mo stretchy="false">τ</mo>
                  </mrow>
                  <mo stretchy="false">)</mo>
                </mrow>
                <mi>.</mi>
                <mo stretchy="false">τ</mo>
                <mi>'</mi>
              </mrow>
              <mo stretchy="false">)</mo>
            </mrow>
            <mi mathvariant="normal">:</mi>
            <mo stretchy="false">⋆</mo>
          </mrow>
        </mtd>
      </mtr>
    </mtable>
    <annotation encoding="StarMath 5.0">underline { %GAMMA %Ux22A2 %tau : %Ux22C6 ~~~ %GAMMA, x : %tau %Ux22A2 %tau' : %Ux22C6 } newline %GAMMA %Ux22A2 (forall (x : %tau).%tau'): %Ux22C6</annotation>
  </semantics>
</math>
</file>

<file path=Object 5/content.xml><?xml version="1.0" encoding="utf-8"?>
<math xmlns="http://www.w3.org/1998/Math/MathML">
  <semantics>
    <mrow>
      <mrow>
        <mo stretchy="false">(</mo>
        <mrow>
          <mi>x</mi>
          <mi mathvariant="normal">:</mi>
          <mo stretchy="false">τ</mo>
        </mrow>
        <mo stretchy="false">)</mo>
      </mrow>
      <mo stretchy="false">→</mo>
      <mrow>
        <mo stretchy="false">(</mo>
        <mrow>
          <mi>f</mi>
          <mi>x</mi>
        </mrow>
        <mo stretchy="false">)</mo>
      </mrow>
    </mrow>
    <annotation encoding="StarMath 5.0">(x : %tau) %tendto (f x)</annotation>
  </semantics>
</math>
</file>

<file path=Object 6/content.xml><?xml version="1.0" encoding="utf-8"?>
<math xmlns="http://www.w3.org/1998/Math/MathML">
  <semantics>
    <mrow>
      <mrow>
        <mo stretchy="false">〈</mo>
        <mrow>
          <mi>A</mi>
          <mo stretchy="false">⇐</mo>
          <mi>C</mi>
        </mrow>
        <mo stretchy="false">〉</mo>
      </mrow>
    </mrow>
    <annotation encoding="StarMath 5.0">langle A %Ux21D0 C rangle </annotation>
  </semantics>
</math>
</file>

<file path=Object 9/content.xml><?xml version="1.0" encoding="utf-8"?>
<math xmlns="http://www.w3.org/1998/Math/MathML">
  <semantics>
    <mrow>
      <mrow>
        <mo stretchy="false">〈</mo>
        <mrow>
          <msup>
            <mrow>
              <mo stretchy="false">(</mo>
              <mrow>
                <mi>T</mi>
                <mo stretchy="false">⇐</mo>
                <mi>S</mi>
              </mrow>
              <mo stretchy="false">)</mo>
            </mrow>
            <mrow>
              <mi>p</mi>
            </mrow>
          </msup>
        </mrow>
        <mo stretchy="false">〉</mo>
      </mrow>
      <mi>t</mi>
    </mrow>
    <annotation encoding="StarMath 5.0">langle (T %Ux21D0 S)^{p} rangle t</annotation>
  </semantics>
</math>
</file>